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45 deg lat 45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113409035147" calcext:value-type="float">
            <text:p>847.11340903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113409035147" calcext:value-type="float">
            <text:p>847.11340903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113409035147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59227169004" calcext:value-type="float">
            <text:p>3054.592271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59227169004" calcext:value-type="float">
            <text:p>3054.5922716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59227169004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267668449" calcext:value-type="float">
            <text:p>1216.802676684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267668449" calcext:value-type="float">
            <text:p>1216.802676684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267668449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0980491570601865" calcext:value-type="float">
            <text:p>0.000980491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0980491570601865" calcext:value-type="float">
            <text:p>0.00098049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0980491570601864" calcext:value-type="float">
            <text:p>0.00098049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0980491570601864" calcext:value-type="float">
            <text:p>-9.80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53553838491231" calcext:value-type="float">
            <text:p>0.003535538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53553838491231" calcext:value-type="float">
            <text:p>0.003535538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53553838491231" calcext:value-type="float">
            <text:p>0.003535538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53553838491231" calcext:value-type="float">
            <text:p>-3.5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40838848122332" calcext:value-type="float">
            <text:p>0.001408388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140838848122332" calcext:value-type="float">
            <text:p>0.001408388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140838848122333" calcext:value-type="float">
            <text:p>0.001408388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140838848122333" calcext:value-type="float">
            <text:p>-1.41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41060513164848" calcext:value-type="float">
            <text:p>3.4106051316484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113409035147" calcext:value-type="float">
            <text:p>847.11340903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113409035147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54.59227169004" calcext:value-type="float">
            <text:p>3054.5922716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59227169004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16.80267668449" calcext:value-type="float">
            <text:p>1216.802676684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267668449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0980491570601865" calcext:value-type="float">
            <text:p>0.0009804916</text:p>
          </table:table-cell>
          <table:table-cell/>
          <table:table-cell table:style-name="ce3" office:value-type="float" office:value="0.000980491570601864" calcext:value-type="float">
            <text:p>0.00098049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50521303491303E-019" calcext:value-type="float">
            <text:p>6.50521303491303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0980491570601861" calcext:value-type="float">
            <text:p>0.00098049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0980491570601861" calcext:value-type="float">
            <text:p>-9.80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73472347597681E-018" calcext:value-type="float">
            <text:p>-1.7347234759768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35355383849123" calcext:value-type="float">
            <text:p>0.003535538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35355383849123" calcext:value-type="float">
            <text:p>-3.5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40838848122332" calcext:value-type="float">
            <text:p>0.0014083885</text:p>
          </table:table-cell>
          <table:table-cell/>
          <table:table-cell table:style-name="ce3" office:value-type="float" office:value="0.00140838848122333" calcext:value-type="float">
            <text:p>0.001408388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95156391047391E-018" calcext:value-type="float">
            <text:p>-1.9515639104739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140838848122332" calcext:value-type="float">
            <text:p>0.001408388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140838848122332" calcext:value-type="float">
            <text:p>-1.41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113409035147" calcext:value-type="float">
            <text:p>847.1134090351</text:p>
          </table:table-cell>
          <table:table-cell/>
          <table:table-cell table:style-name="ce4" table:formula="of:=[.F21]" office:value-type="float" office:value="847.113409035147" calcext:value-type="float">
            <text:p>847.113409035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59227169004" calcext:value-type="float">
            <text:p>3054.59227169</text:p>
          </table:table-cell>
          <table:table-cell/>
          <table:table-cell table:style-name="ce4" table:formula="of:=[.F22]" office:value-type="float" office:value="3054.59227169004" calcext:value-type="float">
            <text:p>3054.59227169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267668449" calcext:value-type="float">
            <text:p>1216.8026766845</text:p>
          </table:table-cell>
          <table:table-cell/>
          <table:table-cell table:style-name="ce4" table:formula="of:=[.F23]" office:value-type="float" office:value="1216.80267668449" calcext:value-type="float">
            <text:p>1216.8026766845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0980491570601865" calcext:value-type="float">
            <text:p>0.0009804916</text:p>
          </table:table-cell>
          <table:table-cell/>
          <table:table-cell table:style-name="ce3" office:value-type="float" office:value="0.000980491570601861" calcext:value-type="float">
            <text:p>0.00098049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.25260651745651E-018" calcext:value-type="float">
            <text:p>3.25260651745651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0980491570601861" calcext:value-type="float">
            <text:p>0.0009804916</text:p>
          </table:table-cell>
          <table:table-cell/>
          <table:table-cell table:style-name="ce4" table:formula="of:=[.F24]" office:value-type="float" office:value="0.000980491570601864" calcext:value-type="float">
            <text:p>0.0009804916</text:p>
          </table:table-cell>
          <table:table-cell/>
          <table:table-cell table:formula="of:=[.M36]/[.O36]" office:value-type="float" office:value="0.999999999999997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0.0035355383849123" calcext:value-type="float">
            <text:p>0.00353553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8" calcext:value-type="float">
            <text:p>8.67361737988404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35355383849123" calcext:value-type="float">
            <text:p>0.0035355384</text:p>
          </table:table-cell>
          <table:table-cell/>
          <table:table-cell table:style-name="ce4" table:formula="of:=[.F25]" office:value-type="float" office:value="0.00353553838491231" calcext:value-type="float">
            <text:p>0.0035355384</text:p>
          </table:table-cell>
          <table:table-cell/>
          <table:table-cell table:formula="of:=[.M37]/[.O37]" office:value-type="float" office:value="0.999999999999997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40838848122332" calcext:value-type="float">
            <text:p>0.0014083885</text:p>
          </table:table-cell>
          <table:table-cell/>
          <table:table-cell table:style-name="ce3" office:value-type="float" office:value="0.00140838848122332" calcext:value-type="float">
            <text:p>0.001408388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51788304147971E-018" calcext:value-type="float">
            <text:p>1.5178830414797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140838848122332" calcext:value-type="float">
            <text:p>0.0014083885</text:p>
          </table:table-cell>
          <table:table-cell/>
          <table:table-cell table:style-name="ce4" table:formula="of:=[.F26]" office:value-type="float" office:value="0.00140838848122333" calcext:value-type="float">
            <text:p>0.0014083885</text:p>
          </table:table-cell>
          <table:table-cell/>
          <table:table-cell table:formula="of:=[.M38]/[.O38]" office:value-type="float" office:value="0.999999999999993" calcext:value-type="float">
            <text:p>1</text:p>
          </table:table-cell>
          <table:table-cell table:formula="of:=[.M38]-[.O38]" office:value-type="float" office:value="-9.97465998686664E-018" calcext:value-type="float">
            <text:p>-9.9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847.113409035147" calcext:value-type="float">
            <text:p>847.11340903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113409035147" calcext:value-type="float">
            <text:p>847.113409035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113409035147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3054.59227169004" calcext:value-type="float">
            <text:p>3054.592271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054.59227169004" calcext:value-type="float">
            <text:p>3054.5922716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59227169004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216.80267668449" calcext:value-type="float">
            <text:p>1216.80267668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16.80267668449" calcext:value-type="float">
            <text:p>1216.8026766845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267668449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0980491570601865" calcext:value-type="float">
            <text:p>0.0009804916</text:p>
          </table:table-cell>
          <table:table-cell/>
          <table:table-cell table:style-name="ce3" office:value-type="float" office:value="0.000980491570601864" calcext:value-type="float">
            <text:p>0.00098049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.33680868994202E-019" calcext:value-type="float">
            <text:p>4.33680868994202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0980491570601864" calcext:value-type="float">
            <text:p>0.00098049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0980491570601864" calcext:value-type="float">
            <text:p>-9.80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0.00353553838491231" calcext:value-type="float">
            <text:p>0.00353553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3472347597681E-018" calcext:value-type="float">
            <text:p>1.73472347597681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353553838491231" calcext:value-type="float">
            <text:p>0.0035355384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353553838491231" calcext:value-type="float">
            <text:p>-3.5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40838848122332" calcext:value-type="float">
            <text:p>0.0014083885</text:p>
          </table:table-cell>
          <table:table-cell/>
          <table:table-cell table:style-name="ce3" office:value-type="float" office:value="0.00140838848122333" calcext:value-type="float">
            <text:p>0.001408388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0842021724855E-018" calcext:value-type="float">
            <text:p>-1.0842021724855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140838848122333" calcext:value-type="float">
            <text:p>0.001408388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140838848122333" calcext:value-type="float">
            <text:p>-1.41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113409035147" calcext:value-type="float">
            <text:p>847.1134090351</text:p>
          </table:table-cell>
          <table:table-cell/>
          <table:table-cell table:style-name="ce4" table:formula="of:=[.F33]" office:value-type="float" office:value="847.113409035147" calcext:value-type="float">
            <text:p>847.113409035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59227169004" calcext:value-type="float">
            <text:p>3054.59227169</text:p>
          </table:table-cell>
          <table:table-cell/>
          <table:table-cell table:style-name="ce4" table:formula="of:=[.F34]" office:value-type="float" office:value="3054.59227169004" calcext:value-type="float">
            <text:p>3054.59227169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67668449" calcext:value-type="float">
            <text:p>1216.8026766845</text:p>
          </table:table-cell>
          <table:table-cell/>
          <table:table-cell table:style-name="ce4" table:formula="of:=[.F35]" office:value-type="float" office:value="1216.80267668449" calcext:value-type="float">
            <text:p>1216.8026766845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0980491570601864" calcext:value-type="float">
            <text:p>0.0009804916</text:p>
          </table:table-cell>
          <table:table-cell/>
          <table:table-cell table:style-name="ce4" table:formula="of:=[.F36]" office:value-type="float" office:value="0.000980491570601861" calcext:value-type="float">
            <text:p>0.0009804916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53553838491231" calcext:value-type="float">
            <text:p>0.0035355384</text:p>
          </table:table-cell>
          <table:table-cell/>
          <table:table-cell table:style-name="ce4" table:formula="of:=[.F37]" office:value-type="float" office:value="0.0035355383849123" calcext:value-type="float">
            <text:p>0.0035355384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140838848122333" calcext:value-type="float">
            <text:p>0.0014083885</text:p>
          </table:table-cell>
          <table:table-cell/>
          <table:table-cell table:style-name="ce4" table:formula="of:=[.F38]" office:value-type="float" office:value="0.00140838848122332" calcext:value-type="float">
            <text:p>0.0014083885</text:p>
          </table:table-cell>
          <table:table-cell/>
          <table:table-cell table:formula="of:=[.M62]/[.O62]" office:value-type="float" office:value="1.00000000000001" calcext:value-type="float">
            <text:p>1</text:p>
          </table:table-cell>
          <table:table-cell table:formula="of:=[.M62]-[.O62]" office:value-type="float" office:value="9.97465998686664E-018" calcext:value-type="float">
            <text:p>9.9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113409035147" calcext:value-type="float">
            <text:p>847.1134090351</text:p>
          </table:table-cell>
          <table:table-cell/>
          <table:table-cell table:style-name="ce4" table:formula="of:=[.F21]" office:value-type="float" office:value="847.113409035147" calcext:value-type="float">
            <text:p>847.113409035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59227169004" calcext:value-type="float">
            <text:p>3054.59227169</text:p>
          </table:table-cell>
          <table:table-cell/>
          <table:table-cell table:style-name="ce4" table:formula="of:=[.F22]" office:value-type="float" office:value="3054.59227169004" calcext:value-type="float">
            <text:p>3054.59227169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267668449" calcext:value-type="float">
            <text:p>1216.8026766845</text:p>
          </table:table-cell>
          <table:table-cell/>
          <table:table-cell table:style-name="ce4" table:formula="of:=[.F23]" office:value-type="float" office:value="1216.80267668449" calcext:value-type="float">
            <text:p>1216.8026766845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0980491570601864" calcext:value-type="float">
            <text:p>0.0009804916</text:p>
          </table:table-cell>
          <table:table-cell/>
          <table:table-cell table:style-name="ce4" table:formula="of:=[.F24]" office:value-type="float" office:value="0.000980491570601864" calcext:value-type="float">
            <text:p>0.0009804916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53553838491231" calcext:value-type="float">
            <text:p>0.0035355384</text:p>
          </table:table-cell>
          <table:table-cell/>
          <table:table-cell table:style-name="ce4" table:formula="of:=[.F25]" office:value-type="float" office:value="0.00353553838491231" calcext:value-type="float">
            <text:p>0.0035355384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140838848122333" calcext:value-type="float">
            <text:p>0.0014083885</text:p>
          </table:table-cell>
          <table:table-cell/>
          <table:table-cell table:style-name="ce4" table:formula="of:=[.F26]" office:value-type="float" office:value="0.00140838848122333" calcext:value-type="float">
            <text:p>0.0014083885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601" calcext:value-type="float">
            <text:p>866.248499126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601" calcext:value-type="float">
            <text:p>866.248499126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81903499" calcext:value-type="float">
            <text:p>866.248481903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81903499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8947" calcext:value-type="float">
            <text:p>3123.591177489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8947" calcext:value-type="float">
            <text:p>3123.591177489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1538497" calcext:value-type="float">
            <text:p>3123.59111538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1538497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574" calcext:value-type="float">
            <text:p>1244.2885228457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574" calcext:value-type="float">
            <text:p>1244.28852284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4981063" calcext:value-type="float">
            <text:p>1244.288498106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4981063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36269" calcext:value-type="float">
            <text:p>0.585814263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36269" calcext:value-type="float">
            <text:p>0.585814263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54377426" calcext:value-type="float">
            <text:p>0.585814543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54377426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16409" calcext:value-type="float">
            <text:p>2.1123779932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16409" calcext:value-type="float">
            <text:p>2.112377993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900258788" calcext:value-type="float">
            <text:p>2.112379002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900258788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15828" calcext:value-type="float">
            <text:p>0.8414698158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15828" calcext:value-type="float">
            <text:p>0.841469815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70217921727" calcext:value-type="float">
            <text:p>0.841470217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70217921727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601" calcext:value-type="float">
            <text:p>866.2484991266</text:p>
          </table:table-cell>
          <table:table-cell/>
          <table:table-cell table:style-name="ce3" office:value-type="float" office:value="866.248481903499" calcext:value-type="float">
            <text:p>866.2484819035</text:p>
          </table:table-cell>
          <table:table-cell/>
          <table:table-cell table:style-name="ce3" office:value-type="float" office:value="1.0000000198824" calcext:value-type="float">
            <text:p>1.0000000199</text:p>
          </table:table-cell>
          <table:table-cell table:style-name="ce3" office:value-type="float" office:value="0.0000172231019632818" calcext:value-type="float">
            <text:p>1.72231019632818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50115683" calcext:value-type="float">
            <text:p>866.24850115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50115683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8947" calcext:value-type="float">
            <text:p>3123.5911774895</text:p>
          </table:table-cell>
          <table:table-cell/>
          <table:table-cell table:style-name="ce3" office:value-type="float" office:value="3123.59111538497" calcext:value-type="float">
            <text:p>3123.591115385</text:p>
          </table:table-cell>
          <table:table-cell/>
          <table:table-cell table:style-name="ce3" office:value-type="float" office:value="1.0000000198824" calcext:value-type="float">
            <text:p>1.0000000199</text:p>
          </table:table-cell>
          <table:table-cell table:style-name="ce3" office:value-type="float" office:value="0.0000621044960098516" calcext:value-type="float">
            <text:p>6.2104496009851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8481024" calcext:value-type="float">
            <text:p>3123.591184810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848102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74" calcext:value-type="float">
            <text:p>1244.2885228457</text:p>
          </table:table-cell>
          <table:table-cell/>
          <table:table-cell table:style-name="ce3" office:value-type="float" office:value="1244.2884981063" calcext:value-type="float">
            <text:p>1244.2884981063</text:p>
          </table:table-cell>
          <table:table-cell/>
          <table:table-cell table:style-name="ce3" office:value-type="float" office:value="1.0000000198824" calcext:value-type="float">
            <text:p>1.0000000199</text:p>
          </table:table-cell>
          <table:table-cell table:style-name="ce3" office:value-type="float" office:value="0.0000247394445977989" calcext:value-type="float">
            <text:p>2.47394445977989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576199" calcext:value-type="float">
            <text:p>1244.28852576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57619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36269" calcext:value-type="float">
            <text:p>0.5858142638</text:p>
          </table:table-cell>
          <table:table-cell/>
          <table:table-cell table:style-name="ce3" office:value-type="float" office:value="0.58581454377426" calcext:value-type="float">
            <text:p>0.5858145438</text:p>
          </table:table-cell>
          <table:table-cell/>
          <table:table-cell table:style-name="ce3" office:value-type="float" office:value="0.999999522138884" calcext:value-type="float">
            <text:p>0.9999995221</text:p>
          </table:table-cell>
          <table:table-cell table:style-name="ce3" office:value-type="float" office:value="-0.000000279937991676249" calcext:value-type="float">
            <text:p>-2.79937991676249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32350163" calcext:value-type="float">
            <text:p>0.585814232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3235016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16409" calcext:value-type="float">
            <text:p>2.1123779932</text:p>
          </table:table-cell>
          <table:table-cell/>
          <table:table-cell table:style-name="ce3" office:value-type="float" office:value="2.11237900258788" calcext:value-type="float">
            <text:p>2.1123790026</text:p>
          </table:table-cell>
          <table:table-cell/>
          <table:table-cell table:style-name="ce3" office:value-type="float" office:value="0.999999522138883" calcext:value-type="float">
            <text:p>0.9999995221</text:p>
          </table:table-cell>
          <table:table-cell table:style-name="ce3" office:value-type="float" office:value="-0.00000100942378988833" calcext:value-type="float">
            <text:p>-1.0094237898883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87962887" calcext:value-type="float">
            <text:p>2.112377879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87962887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15828" calcext:value-type="float">
            <text:p>0.8414698158</text:p>
          </table:table-cell>
          <table:table-cell/>
          <table:table-cell table:style-name="ce3" office:value-type="float" office:value="0.841470217921727" calcext:value-type="float">
            <text:p>0.8414702179</text:p>
          </table:table-cell>
          <table:table-cell/>
          <table:table-cell table:style-name="ce3" office:value-type="float" office:value="0.999999522138882" calcext:value-type="float">
            <text:p>0.9999995221</text:p>
          </table:table-cell>
          <table:table-cell table:style-name="ce3" office:value-type="float" office:value="-0.000000402105899022231" calcext:value-type="float">
            <text:p>-4.02105899022231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770588852" calcext:value-type="float">
            <text:p>0.8414697706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770588852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601" calcext:value-type="float">
            <text:p>866.2484991266</text:p>
          </table:table-cell>
          <table:table-cell/>
          <table:table-cell table:style-name="ce3" office:value-type="float" office:value="866.24850115683" calcext:value-type="float">
            <text:p>866.2485011568</text:p>
          </table:table-cell>
          <table:table-cell/>
          <table:table-cell table:style-name="ce3" office:value-type="float" office:value="0.999999997656297" calcext:value-type="float">
            <text:p>0.9999999977</text:p>
          </table:table-cell>
          <table:table-cell table:style-name="ce3" office:value-type="float" office:value="-0.00000203022921141383" calcext:value-type="float">
            <text:p>-2.0302292114138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50115683" calcext:value-type="float">
            <text:p>866.2485011568</text:p>
          </table:table-cell>
          <table:table-cell/>
          <table:table-cell table:style-name="ce4" table:formula="of:=[.F21]" office:value-type="float" office:value="866.248481903499" calcext:value-type="float">
            <text:p>866.2484819035</text:p>
          </table:table-cell>
          <table:table-cell/>
          <table:table-cell table:formula="of:=[.M33]/[.O33]" office:value-type="float" office:value="1.00000002222611" calcext:value-type="float">
            <text:p>1.0000000222</text:p>
          </table:table-cell>
          <table:table-cell table:formula="of:=[.M33]-[.O33]" office:value-type="float" office:value="0.000019253330947322" calcext:value-type="float">
            <text:p>1.93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8947" calcext:value-type="float">
            <text:p>3123.5911774895</text:p>
          </table:table-cell>
          <table:table-cell/>
          <table:table-cell table:style-name="ce3" office:value-type="float" office:value="3123.59118481024" calcext:value-type="float">
            <text:p>3123.5911848102</text:p>
          </table:table-cell>
          <table:table-cell/>
          <table:table-cell table:style-name="ce3" office:value-type="float" office:value="0.999999997656297" calcext:value-type="float">
            <text:p>0.9999999977</text:p>
          </table:table-cell>
          <table:table-cell table:style-name="ce3" office:value-type="float" office:value="-0.00000732077114662388" calcext:value-type="float">
            <text:p>-7.32077114662388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8481024" calcext:value-type="float">
            <text:p>3123.5911848102</text:p>
          </table:table-cell>
          <table:table-cell/>
          <table:table-cell table:style-name="ce4" table:formula="of:=[.F22]" office:value-type="float" office:value="3123.59111538497" calcext:value-type="float">
            <text:p>3123.591115385</text:p>
          </table:table-cell>
          <table:table-cell/>
          <table:table-cell table:formula="of:=[.M34]/[.O34]" office:value-type="float" office:value="1.00000002222611" calcext:value-type="float">
            <text:p>1.0000000222</text:p>
          </table:table-cell>
          <table:table-cell table:formula="of:=[.M34]-[.O34]" office:value-type="float" office:value="0.0000694252698849596" calcext:value-type="float">
            <text:p>6.9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74" calcext:value-type="float">
            <text:p>1244.2885228457</text:p>
          </table:table-cell>
          <table:table-cell/>
          <table:table-cell table:style-name="ce3" office:value-type="float" office:value="1244.28852576199" calcext:value-type="float">
            <text:p>1244.288525762</text:p>
          </table:table-cell>
          <table:table-cell/>
          <table:table-cell table:style-name="ce3" office:value-type="float" office:value="0.999999997656297" calcext:value-type="float">
            <text:p>0.9999999977</text:p>
          </table:table-cell>
          <table:table-cell table:style-name="ce3" office:value-type="float" office:value="-0.00000291624269266322" calcext:value-type="float">
            <text:p>-2.9162426926632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576199" calcext:value-type="float">
            <text:p>1244.288525762</text:p>
          </table:table-cell>
          <table:table-cell/>
          <table:table-cell table:style-name="ce4" table:formula="of:=[.F23]" office:value-type="float" office:value="1244.2884981063" calcext:value-type="float">
            <text:p>1244.2884981063</text:p>
          </table:table-cell>
          <table:table-cell/>
          <table:table-cell table:formula="of:=[.M35]/[.O35]" office:value-type="float" office:value="1.00000002222611" calcext:value-type="float">
            <text:p>1.0000000222</text:p>
          </table:table-cell>
          <table:table-cell table:formula="of:=[.M35]-[.O35]" office:value-type="float" office:value="0.0000276556900189462" calcext:value-type="float">
            <text:p>2.77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36269" calcext:value-type="float">
            <text:p>0.5858142638</text:p>
          </table:table-cell>
          <table:table-cell/>
          <table:table-cell table:style-name="ce3" office:value-type="float" office:value="0.585814232350163" calcext:value-type="float">
            <text:p>0.5858142324</text:p>
          </table:table-cell>
          <table:table-cell/>
          <table:table-cell table:style-name="ce3" office:value-type="float" office:value="1.00000005374759" calcext:value-type="float">
            <text:p>1.0000000537</text:p>
          </table:table-cell>
          <table:table-cell table:style-name="ce3" office:value-type="float" office:value="0.0000000314861055006332" calcext:value-type="float">
            <text:p>3.1486105500633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32350163" calcext:value-type="float">
            <text:p>0.5858142324</text:p>
          </table:table-cell>
          <table:table-cell/>
          <table:table-cell table:style-name="ce4" table:formula="of:=[.F24]" office:value-type="float" office:value="0.58581454377426" calcext:value-type="float">
            <text:p>0.5858145438</text:p>
          </table:table-cell>
          <table:table-cell/>
          <table:table-cell table:formula="of:=[.M36]/[.O36]" office:value-type="float" office:value="0.999999468391319" calcext:value-type="float">
            <text:p>0.9999994684</text:p>
          </table:table-cell>
          <table:table-cell table:formula="of:=[.M36]-[.O36]" office:value-type="float" office:value="-0.000000311424096954838" calcext:value-type="float">
            <text:p>-3.1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16409" calcext:value-type="float">
            <text:p>2.1123779932</text:p>
          </table:table-cell>
          <table:table-cell/>
          <table:table-cell table:style-name="ce3" office:value-type="float" office:value="2.11237787962887" calcext:value-type="float">
            <text:p>2.1123778796</text:p>
          </table:table-cell>
          <table:table-cell/>
          <table:table-cell table:style-name="ce3" office:value-type="float" office:value="1.00000005374759" calcext:value-type="float">
            <text:p>1.0000000537</text:p>
          </table:table-cell>
          <table:table-cell table:style-name="ce3" office:value-type="float" office:value="0.000000113535226553552" calcext:value-type="float">
            <text:p>1.1353522655355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87962887" calcext:value-type="float">
            <text:p>2.1123778796</text:p>
          </table:table-cell>
          <table:table-cell/>
          <table:table-cell table:style-name="ce4" table:formula="of:=[.F25]" office:value-type="float" office:value="2.11237900258788" calcext:value-type="float">
            <text:p>2.1123790026</text:p>
          </table:table-cell>
          <table:table-cell/>
          <table:table-cell table:formula="of:=[.M37]/[.O37]" office:value-type="float" office:value="0.999999468391322" calcext:value-type="float">
            <text:p>0.9999994684</text:p>
          </table:table-cell>
          <table:table-cell table:formula="of:=[.M37]-[.O37]" office:value-type="float" office:value="-0.00000112295900978054" calcext:value-type="float">
            <text:p>-1.1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15828" calcext:value-type="float">
            <text:p>0.8414698158</text:p>
          </table:table-cell>
          <table:table-cell/>
          <table:table-cell table:style-name="ce3" office:value-type="float" office:value="0.841469770588852" calcext:value-type="float">
            <text:p>0.8414697706</text:p>
          </table:table-cell>
          <table:table-cell/>
          <table:table-cell table:style-name="ce3" office:value-type="float" office:value="1.00000005374759" calcext:value-type="float">
            <text:p>1.0000000537</text:p>
          </table:table-cell>
          <table:table-cell table:style-name="ce3" office:value-type="float" office:value="0.000000045226975498025" calcext:value-type="float">
            <text:p>4.522697549802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770588852" calcext:value-type="float">
            <text:p>0.8414697706</text:p>
          </table:table-cell>
          <table:table-cell/>
          <table:table-cell table:style-name="ce4" table:formula="of:=[.F26]" office:value-type="float" office:value="0.841470217921727" calcext:value-type="float">
            <text:p>0.8414702179</text:p>
          </table:table-cell>
          <table:table-cell/>
          <table:table-cell table:formula="of:=[.M38]/[.O38]" office:value-type="float" office:value="0.999999468391316" calcext:value-type="float">
            <text:p>0.9999994684</text:p>
          </table:table-cell>
          <table:table-cell table:formula="of:=[.M38]-[.O38]" office:value-type="float" office:value="-0.000000447332874964346" calcext:value-type="float">
            <text:p>-4.4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601" calcext:value-type="float">
            <text:p>866.2484991266</text:p>
          </table:table-cell>
          <table:table-cell/>
          <table:table-cell table:style-name="ce3" office:value-type="float" office:value="866.248499127669" calcext:value-type="float">
            <text:p>866.2484991277</text:p>
          </table:table-cell>
          <table:table-cell/>
          <table:table-cell table:style-name="ce3" office:value-type="float" office:value="0.999999999998768" calcext:value-type="float">
            <text:p>1</text:p>
          </table:table-cell>
          <table:table-cell table:style-name="ce3" office:value-type="float" office:value="-0.00000000106751940620597" calcext:value-type="float">
            <text:p>-1.06751940620597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7669" calcext:value-type="float">
            <text:p>866.248499127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766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8947" calcext:value-type="float">
            <text:p>3123.5911774895</text:p>
          </table:table-cell>
          <table:table-cell/>
          <table:table-cell table:style-name="ce3" office:value-type="float" office:value="3123.59117749332" calcext:value-type="float">
            <text:p>3123.5911774933</text:p>
          </table:table-cell>
          <table:table-cell/>
          <table:table-cell table:style-name="ce3" office:value-type="float" office:value="0.999999999998767" calcext:value-type="float">
            <text:p>1</text:p>
          </table:table-cell>
          <table:table-cell table:style-name="ce3" office:value-type="float" office:value="-0.00000000385171006200835" calcext:value-type="float">
            <text:p>-3.85171006200835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332" calcext:value-type="float">
            <text:p>3123.591177493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332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74" calcext:value-type="float">
            <text:p>1244.2885228457</text:p>
          </table:table-cell>
          <table:table-cell/>
          <table:table-cell table:style-name="ce3" office:value-type="float" office:value="1244.28852284728" calcext:value-type="float">
            <text:p>1244.2885228473</text:p>
          </table:table-cell>
          <table:table-cell/>
          <table:table-cell table:style-name="ce3" office:value-type="float" office:value="0.999999999998767" calcext:value-type="float">
            <text:p>1</text:p>
          </table:table-cell>
          <table:table-cell table:style-name="ce3" office:value-type="float" office:value="-0.00000000153477230924182" calcext:value-type="float">
            <text:p>-1.5347723092418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728" calcext:value-type="float">
            <text:p>1244.2885228473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72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36269" calcext:value-type="float">
            <text:p>0.5858142638</text:p>
          </table:table-cell>
          <table:table-cell/>
          <table:table-cell table:style-name="ce3" office:value-type="float" office:value="0.585814263850493" calcext:value-type="float">
            <text:p>0.5858142639</text:p>
          </table:table-cell>
          <table:table-cell/>
          <table:table-cell table:style-name="ce3" office:value-type="float" office:value="0.999999999975718" calcext:value-type="float">
            <text:p>1</text:p>
          </table:table-cell>
          <table:table-cell table:style-name="ce3" office:value-type="float" office:value="-0.0000000000142247325030098" calcext:value-type="float">
            <text:p>-1.4224732503009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50493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5049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16409" calcext:value-type="float">
            <text:p>2.1123779932</text:p>
          </table:table-cell>
          <table:table-cell/>
          <table:table-cell table:style-name="ce3" office:value-type="float" office:value="2.11237799321539" calcext:value-type="float">
            <text:p>2.1123779932</text:p>
          </table:table-cell>
          <table:table-cell/>
          <table:table-cell table:style-name="ce3" office:value-type="float" office:value="0.999999999975717" calcext:value-type="float">
            <text:p>1</text:p>
          </table:table-cell>
          <table:table-cell table:style-name="ce3" office:value-type="float" office:value="-0.0000000000512940800945216" calcext:value-type="float">
            <text:p>-5.1294080094521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1539" calcext:value-type="float">
            <text:p>2.112377993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1539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15828" calcext:value-type="float">
            <text:p>0.8414698158</text:p>
          </table:table-cell>
          <table:table-cell/>
          <table:table-cell table:style-name="ce3" office:value-type="float" office:value="0.841469815836262" calcext:value-type="float">
            <text:p>0.8414698158</text:p>
          </table:table-cell>
          <table:table-cell/>
          <table:table-cell table:style-name="ce3" office:value-type="float" office:value="0.999999999975716" calcext:value-type="float">
            <text:p>1</text:p>
          </table:table-cell>
          <table:table-cell table:style-name="ce3" office:value-type="float" office:value="-0.0000000000204338768128309" calcext:value-type="float">
            <text:p>-2.0433876812830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36262" calcext:value-type="float">
            <text:p>0.8414698158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36262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7669" calcext:value-type="float">
            <text:p>866.2484991277</text:p>
          </table:table-cell>
          <table:table-cell/>
          <table:table-cell table:style-name="ce4" table:formula="of:=[.F33]" office:value-type="float" office:value="866.24850115683" calcext:value-type="float">
            <text:p>866.2485011568</text:p>
          </table:table-cell>
          <table:table-cell/>
          <table:table-cell table:formula="of:=[.M57]/[.O57]" office:value-type="float" office:value="0.99999999765753" calcext:value-type="float">
            <text:p>0.9999999977</text:p>
          </table:table-cell>
          <table:table-cell table:formula="of:=[.M57]-[.O57]" office:value-type="float" office:value="-0.00000202916100988659" calcext:value-type="float">
            <text:p>-2.0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332" calcext:value-type="float">
            <text:p>3123.5911774933</text:p>
          </table:table-cell>
          <table:table-cell/>
          <table:table-cell table:style-name="ce4" table:formula="of:=[.F34]" office:value-type="float" office:value="3123.59118481024" calcext:value-type="float">
            <text:p>3123.5911848102</text:p>
          </table:table-cell>
          <table:table-cell/>
          <table:table-cell table:formula="of:=[.M58]/[.O58]" office:value-type="float" office:value="0.999999997657529" calcext:value-type="float">
            <text:p>0.9999999977</text:p>
          </table:table-cell>
          <table:table-cell table:formula="of:=[.M58]-[.O58]" office:value-type="float" office:value="-0.00000731691989130923" calcext:value-type="float">
            <text:p>-7.3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728" calcext:value-type="float">
            <text:p>1244.2885228473</text:p>
          </table:table-cell>
          <table:table-cell/>
          <table:table-cell table:style-name="ce4" table:formula="of:=[.F35]" office:value-type="float" office:value="1244.28852576199" calcext:value-type="float">
            <text:p>1244.288525762</text:p>
          </table:table-cell>
          <table:table-cell/>
          <table:table-cell table:formula="of:=[.M59]/[.O59]" office:value-type="float" office:value="0.999999997657529" calcext:value-type="float">
            <text:p>0.9999999977</text:p>
          </table:table-cell>
          <table:table-cell table:formula="of:=[.M59]-[.O59]" office:value-type="float" office:value="-0.00000291470996671706" calcext:value-type="float">
            <text:p>-2.9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50493" calcext:value-type="float">
            <text:p>0.5858142639</text:p>
          </table:table-cell>
          <table:table-cell/>
          <table:table-cell table:style-name="ce4" table:formula="of:=[.F36]" office:value-type="float" office:value="0.585814232350163" calcext:value-type="float">
            <text:p>0.5858142324</text:p>
          </table:table-cell>
          <table:table-cell/>
          <table:table-cell table:formula="of:=[.M60]/[.O60]" office:value-type="float" office:value="1.00000005377188" calcext:value-type="float">
            <text:p>1.0000000538</text:p>
          </table:table-cell>
          <table:table-cell table:formula="of:=[.M60]-[.O60]" office:value-type="float" office:value="0.0000000315003300110916" calcext:value-type="float">
            <text:p>3.1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1539" calcext:value-type="float">
            <text:p>2.1123779932</text:p>
          </table:table-cell>
          <table:table-cell/>
          <table:table-cell table:style-name="ce4" table:formula="of:=[.F37]" office:value-type="float" office:value="2.11237787962887" calcext:value-type="float">
            <text:p>2.1123778796</text:p>
          </table:table-cell>
          <table:table-cell/>
          <table:table-cell table:formula="of:=[.M61]/[.O61]" office:value-type="float" office:value="1.00000005377188" calcext:value-type="float">
            <text:p>1.0000000538</text:p>
          </table:table-cell>
          <table:table-cell table:formula="of:=[.M61]-[.O61]" office:value-type="float" office:value="0.000000113586519745468" calcext:value-type="float">
            <text:p>1.1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36262" calcext:value-type="float">
            <text:p>0.8414698158</text:p>
          </table:table-cell>
          <table:table-cell/>
          <table:table-cell table:style-name="ce4" table:formula="of:=[.F38]" office:value-type="float" office:value="0.841469770588852" calcext:value-type="float">
            <text:p>0.8414697706</text:p>
          </table:table-cell>
          <table:table-cell/>
          <table:table-cell table:formula="of:=[.M62]/[.O62]" office:value-type="float" office:value="1.00000005377188" calcext:value-type="float">
            <text:p>1.0000000538</text:p>
          </table:table-cell>
          <table:table-cell table:formula="of:=[.M62]-[.O62]" office:value-type="float" office:value="0.0000000452474099299494" calcext:value-type="float">
            <text:p>4.5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7669" calcext:value-type="float">
            <text:p>866.2484991277</text:p>
          </table:table-cell>
          <table:table-cell/>
          <table:table-cell table:style-name="ce4" table:formula="of:=[.F21]" office:value-type="float" office:value="866.248481903499" calcext:value-type="float">
            <text:p>866.2484819035</text:p>
          </table:table-cell>
          <table:table-cell/>
          <table:table-cell table:formula="of:=[.M69]/[.O69]" office:value-type="float" office:value="1.00000001988364" calcext:value-type="float">
            <text:p>1.0000000199</text:p>
          </table:table-cell>
          <table:table-cell table:formula="of:=[.M69]-[.O69]" office:value-type="float" office:value="0.0000172241699374354" calcext:value-type="float">
            <text:p>1.7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332" calcext:value-type="float">
            <text:p>3123.5911774933</text:p>
          </table:table-cell>
          <table:table-cell/>
          <table:table-cell table:style-name="ce4" table:formula="of:=[.F22]" office:value-type="float" office:value="3123.59111538497" calcext:value-type="float">
            <text:p>3123.591115385</text:p>
          </table:table-cell>
          <table:table-cell/>
          <table:table-cell table:formula="of:=[.M70]/[.O70]" office:value-type="float" office:value="1.00000001988364" calcext:value-type="float">
            <text:p>1.0000000199</text:p>
          </table:table-cell>
          <table:table-cell table:formula="of:=[.M70]-[.O70]" office:value-type="float" office:value="0.0000621083499936503" calcext:value-type="float">
            <text:p>6.21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728" calcext:value-type="float">
            <text:p>1244.2885228473</text:p>
          </table:table-cell>
          <table:table-cell/>
          <table:table-cell table:style-name="ce4" table:formula="of:=[.F23]" office:value-type="float" office:value="1244.2884981063" calcext:value-type="float">
            <text:p>1244.2884981063</text:p>
          </table:table-cell>
          <table:table-cell/>
          <table:table-cell table:formula="of:=[.M71]/[.O71]" office:value-type="float" office:value="1.00000001988364" calcext:value-type="float">
            <text:p>1.0000000199</text:p>
          </table:table-cell>
          <table:table-cell table:formula="of:=[.M71]-[.O71]" office:value-type="float" office:value="0.0000247409800522291" calcext:value-type="float">
            <text:p>2.47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50493" calcext:value-type="float">
            <text:p>0.5858142639</text:p>
          </table:table-cell>
          <table:table-cell/>
          <table:table-cell table:style-name="ce4" table:formula="of:=[.F24]" office:value-type="float" office:value="0.58581454377426" calcext:value-type="float">
            <text:p>0.5858145438</text:p>
          </table:table-cell>
          <table:table-cell/>
          <table:table-cell table:formula="of:=[.M72]/[.O72]" office:value-type="float" office:value="0.999999522163166" calcext:value-type="float">
            <text:p>0.9999995222</text:p>
          </table:table-cell>
          <table:table-cell table:formula="of:=[.M72]-[.O72]" office:value-type="float" office:value="-0.000000279923766943746" calcext:value-type="float">
            <text:p>-2.8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1539" calcext:value-type="float">
            <text:p>2.1123779932</text:p>
          </table:table-cell>
          <table:table-cell/>
          <table:table-cell table:style-name="ce4" table:formula="of:=[.F25]" office:value-type="float" office:value="2.11237900258788" calcext:value-type="float">
            <text:p>2.1123790026</text:p>
          </table:table-cell>
          <table:table-cell/>
          <table:table-cell table:formula="of:=[.M73]/[.O73]" office:value-type="float" office:value="0.999999522163168" calcext:value-type="float">
            <text:p>0.9999995222</text:p>
          </table:table-cell>
          <table:table-cell table:formula="of:=[.M73]-[.O73]" office:value-type="float" office:value="-0.00000100937249003508" calcext:value-type="float">
            <text:p>-1.0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36262" calcext:value-type="float">
            <text:p>0.8414698158</text:p>
          </table:table-cell>
          <table:table-cell/>
          <table:table-cell table:style-name="ce4" table:formula="of:=[.F26]" office:value-type="float" office:value="0.841470217921727" calcext:value-type="float">
            <text:p>0.8414702179</text:p>
          </table:table-cell>
          <table:table-cell/>
          <table:table-cell table:formula="of:=[.M74]/[.O74]" office:value-type="float" office:value="0.999999522163166" calcext:value-type="float">
            <text:p>0.9999995222</text:p>
          </table:table-cell>
          <table:table-cell table:formula="of:=[.M74]-[.O74]" office:value-type="float" office:value="-0.000000402085465034396" calcext:value-type="float">
            <text:p>-4.0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52" calcext:value-type="float">
            <text:p>866.248499126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52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8626962" calcext:value-type="float">
            <text:p>866.24849862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8626962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02" calcext:value-type="float">
            <text:p>3123.59117749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02" calcext:value-type="float">
            <text:p>3123.591177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568783" calcext:value-type="float">
            <text:p>3123.591175687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568783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596" calcext:value-type="float">
            <text:p>1244.288522846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596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12806" calcext:value-type="float">
            <text:p>1244.288522128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1280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7029" calcext:value-type="float">
            <text:p>0.5858142639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7029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71964123" calcext:value-type="float">
            <text:p>0.58581427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71964123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7501" calcext:value-type="float">
            <text:p>2.112377993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7501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802247219" calcext:value-type="float">
            <text:p>2.112378022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802247219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0013" calcext:value-type="float">
            <text:p>0.8414698159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0013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27490764" calcext:value-type="float">
            <text:p>0.84146982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27490764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52" calcext:value-type="float">
            <text:p>866.2484991268</text:p>
          </table:table-cell>
          <table:table-cell/>
          <table:table-cell table:style-name="ce3" office:value-type="float" office:value="866.248498626962" calcext:value-type="float">
            <text:p>866.248498627</text:p>
          </table:table-cell>
          <table:table-cell/>
          <table:table-cell table:style-name="ce3" office:value-type="float" office:value="1.00000000057696" calcext:value-type="float">
            <text:p>1.0000000006</text:p>
          </table:table-cell>
          <table:table-cell table:style-name="ce3" office:value-type="float" office:value="0.000000499790075991768" calcext:value-type="float">
            <text:p>4.9979007599176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63769" calcext:value-type="float">
            <text:p>866.248499163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6376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02" calcext:value-type="float">
            <text:p>3123.59117749</text:p>
          </table:table-cell>
          <table:table-cell/>
          <table:table-cell table:style-name="ce3" office:value-type="float" office:value="3123.59117568783" calcext:value-type="float">
            <text:p>3123.5911756878</text:p>
          </table:table-cell>
          <table:table-cell/>
          <table:table-cell table:style-name="ce3" office:value-type="float" office:value="1.00000000057696" calcext:value-type="float">
            <text:p>1.0000000006</text:p>
          </table:table-cell>
          <table:table-cell table:style-name="ce3" office:value-type="float" office:value="0.0000018021837604465" calcext:value-type="float">
            <text:p>1.802183760446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62349" calcext:value-type="float">
            <text:p>3123.591177623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62349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96" calcext:value-type="float">
            <text:p>1244.288522846</text:p>
          </table:table-cell>
          <table:table-cell/>
          <table:table-cell table:style-name="ce3" office:value-type="float" office:value="1244.28852212806" calcext:value-type="float">
            <text:p>1244.2885221281</text:p>
          </table:table-cell>
          <table:table-cell/>
          <table:table-cell table:style-name="ce3" office:value-type="float" office:value="1.00000000057696" calcext:value-type="float">
            <text:p>1.0000000006</text:p>
          </table:table-cell>
          <table:table-cell table:style-name="ce3" office:value-type="float" office:value="0.000000717903503755224" calcext:value-type="float">
            <text:p>7.1790350375522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9913" calcext:value-type="float">
            <text:p>1244.28852289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991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7029" calcext:value-type="float">
            <text:p>0.5858142639</text:p>
          </table:table-cell>
          <table:table-cell/>
          <table:table-cell table:style-name="ce3" office:value-type="float" office:value="0.585814271964123" calcext:value-type="float">
            <text:p>0.585814272</text:p>
          </table:table-cell>
          <table:table-cell/>
          <table:table-cell table:style-name="ce3" office:value-type="float" office:value="0.999999986178054" calcext:value-type="float">
            <text:p>0.9999999862</text:p>
          </table:table-cell>
          <table:table-cell table:style-name="ce3" office:value-type="float" office:value="-0.00000000809709321814012" calcext:value-type="float">
            <text:p>-8.0970932181401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307223" calcext:value-type="float">
            <text:p>0.585814263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30722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7501" calcext:value-type="float">
            <text:p>2.1123779933</text:p>
          </table:table-cell>
          <table:table-cell/>
          <table:table-cell table:style-name="ce3" office:value-type="float" office:value="2.11237802247219" calcext:value-type="float">
            <text:p>2.1123780225</text:p>
          </table:table-cell>
          <table:table-cell/>
          <table:table-cell table:style-name="ce3" office:value-type="float" office:value="0.999999986178054" calcext:value-type="float">
            <text:p>0.9999999862</text:p>
          </table:table-cell>
          <table:table-cell table:style-name="ce3" office:value-type="float" office:value="-0.0000000291971744559305" calcext:value-type="float">
            <text:p>-2.91971744559305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125642" calcext:value-type="float">
            <text:p>2.112377991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125642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0013" calcext:value-type="float">
            <text:p>0.8414698159</text:p>
          </table:table-cell>
          <table:table-cell/>
          <table:table-cell table:style-name="ce3" office:value-type="float" office:value="0.841469827490764" calcext:value-type="float">
            <text:p>0.8414698275</text:p>
          </table:table-cell>
          <table:table-cell/>
          <table:table-cell table:style-name="ce3" office:value-type="float" office:value="0.999999986178054" calcext:value-type="float">
            <text:p>0.9999999862</text:p>
          </table:table-cell>
          <table:table-cell table:style-name="ce3" office:value-type="float" office:value="-0.0000000116307505848567" calcext:value-type="float">
            <text:p>-1.1630750584856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055901" calcext:value-type="float">
            <text:p>0.841469815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055901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52" calcext:value-type="float">
            <text:p>866.2484991268</text:p>
          </table:table-cell>
          <table:table-cell/>
          <table:table-cell table:style-name="ce3" office:value-type="float" office:value="866.248499163769" calcext:value-type="float">
            <text:p>866.2484991638</text:p>
          </table:table-cell>
          <table:table-cell/>
          <table:table-cell table:style-name="ce3" office:value-type="float" office:value="0.999999999957267" calcext:value-type="float">
            <text:p>1</text:p>
          </table:table-cell>
          <table:table-cell table:style-name="ce3" office:value-type="float" office:value="-0.0000000370171164831845" calcext:value-type="float">
            <text:p>-0.00000003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63769" calcext:value-type="float">
            <text:p>866.2484991638</text:p>
          </table:table-cell>
          <table:table-cell/>
          <table:table-cell table:style-name="ce4" table:formula="of:=[.F21]" office:value-type="float" office:value="866.248498626962" calcext:value-type="float">
            <text:p>866.248498627</text:p>
          </table:table-cell>
          <table:table-cell/>
          <table:table-cell table:formula="of:=[.M33]/[.O33]" office:value-type="float" office:value="1.00000000061969" calcext:value-type="float">
            <text:p>1.0000000006</text:p>
          </table:table-cell>
          <table:table-cell table:formula="of:=[.M33]-[.O33]" office:value-type="float" office:value="0.000000536806965101277" calcext:value-type="float">
            <text:p>5.3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02" calcext:value-type="float">
            <text:p>3123.59117749</text:p>
          </table:table-cell>
          <table:table-cell/>
          <table:table-cell table:style-name="ce3" office:value-type="float" office:value="3123.59117762349" calcext:value-type="float">
            <text:p>3123.5911776235</text:p>
          </table:table-cell>
          <table:table-cell/>
          <table:table-cell table:style-name="ce3" office:value-type="float" office:value="0.999999999957268" calcext:value-type="float">
            <text:p>1</text:p>
          </table:table-cell>
          <table:table-cell table:style-name="ce3" office:value-type="float" office:value="-0.000000133477897179546" calcext:value-type="float">
            <text:p>-1.3347789717954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62349" calcext:value-type="float">
            <text:p>3123.5911776235</text:p>
          </table:table-cell>
          <table:table-cell/>
          <table:table-cell table:style-name="ce4" table:formula="of:=[.F22]" office:value-type="float" office:value="3123.59117568783" calcext:value-type="float">
            <text:p>3123.5911756878</text:p>
          </table:table-cell>
          <table:table-cell/>
          <table:table-cell table:formula="of:=[.M34]/[.O34]" office:value-type="float" office:value="1.00000000061969" calcext:value-type="float">
            <text:p>1.0000000006</text:p>
          </table:table-cell>
          <table:table-cell table:formula="of:=[.M34]-[.O34]" office:value-type="float" office:value="0.00000193565983863664" calcext:value-type="float">
            <text:p>1.9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96" calcext:value-type="float">
            <text:p>1244.288522846</text:p>
          </table:table-cell>
          <table:table-cell/>
          <table:table-cell table:style-name="ce3" office:value-type="float" office:value="1244.28852289913" calcext:value-type="float">
            <text:p>1244.2885228991</text:p>
          </table:table-cell>
          <table:table-cell/>
          <table:table-cell table:style-name="ce3" office:value-type="float" office:value="0.999999999957268" calcext:value-type="float">
            <text:p>1</text:p>
          </table:table-cell>
          <table:table-cell table:style-name="ce3" office:value-type="float" office:value="-0.0000000531708792550489" calcext:value-type="float">
            <text:p>-5.3170879255048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9913" calcext:value-type="float">
            <text:p>1244.2885228991</text:p>
          </table:table-cell>
          <table:table-cell/>
          <table:table-cell table:style-name="ce4" table:formula="of:=[.F23]" office:value-type="float" office:value="1244.28852212806" calcext:value-type="float">
            <text:p>1244.2885221281</text:p>
          </table:table-cell>
          <table:table-cell/>
          <table:table-cell table:formula="of:=[.M35]/[.O35]" office:value-type="float" office:value="1.00000000061969" calcext:value-type="float">
            <text:p>1.0000000006</text:p>
          </table:table-cell>
          <table:table-cell table:formula="of:=[.M35]-[.O35]" office:value-type="float" office:value="0.000000771069835536764" calcext:value-type="float">
            <text:p>7.7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7029" calcext:value-type="float">
            <text:p>0.5858142639</text:p>
          </table:table-cell>
          <table:table-cell/>
          <table:table-cell table:style-name="ce3" office:value-type="float" office:value="0.585814263307223" calcext:value-type="float">
            <text:p>0.5858142633</text:p>
          </table:table-cell>
          <table:table-cell/>
          <table:table-cell table:style-name="ce3" office:value-type="float" office:value="1.0000000009556" calcext:value-type="float">
            <text:p>1.000000001</text:p>
          </table:table-cell>
          <table:table-cell table:style-name="ce3" office:value-type="float" office:value="0.000000000559806756506021" calcext:value-type="float">
            <text:p>5.59806756506021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307223" calcext:value-type="float">
            <text:p>0.5858142633</text:p>
          </table:table-cell>
          <table:table-cell/>
          <table:table-cell table:style-name="ce4" table:formula="of:=[.F24]" office:value-type="float" office:value="0.585814271964123" calcext:value-type="float">
            <text:p>0.585814272</text:p>
          </table:table-cell>
          <table:table-cell/>
          <table:table-cell table:formula="of:=[.M36]/[.O36]" office:value-type="float" office:value="0.999999985222449" calcext:value-type="float">
            <text:p>0.9999999852</text:p>
          </table:table-cell>
          <table:table-cell table:formula="of:=[.M36]-[.O36]" office:value-type="float" office:value="-0.00000000865689997464614" calcext:value-type="float">
            <text:p>-8.6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7501" calcext:value-type="float">
            <text:p>2.1123779933</text:p>
          </table:table-cell>
          <table:table-cell/>
          <table:table-cell table:style-name="ce3" office:value-type="float" office:value="2.11237799125642" calcext:value-type="float">
            <text:p>2.1123779913</text:p>
          </table:table-cell>
          <table:table-cell/>
          <table:table-cell table:style-name="ce3" office:value-type="float" office:value="1.0000000009556" calcext:value-type="float">
            <text:p>1.000000001</text:p>
          </table:table-cell>
          <table:table-cell table:style-name="ce3" office:value-type="float" office:value="0.00000000201859684523242" calcext:value-type="float">
            <text:p>0.0000000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125642" calcext:value-type="float">
            <text:p>2.1123779913</text:p>
          </table:table-cell>
          <table:table-cell/>
          <table:table-cell table:style-name="ce4" table:formula="of:=[.F25]" office:value-type="float" office:value="2.11237802247219" calcext:value-type="float">
            <text:p>2.1123780225</text:p>
          </table:table-cell>
          <table:table-cell/>
          <table:table-cell table:formula="of:=[.M37]/[.O37]" office:value-type="float" office:value="0.999999985222451" calcext:value-type="float">
            <text:p>0.9999999852</text:p>
          </table:table-cell>
          <table:table-cell table:formula="of:=[.M37]-[.O37]" office:value-type="float" office:value="-0.0000000312157699688953" calcext:value-type="float">
            <text:p>-3.1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0013" calcext:value-type="float">
            <text:p>0.8414698159</text:p>
          </table:table-cell>
          <table:table-cell/>
          <table:table-cell table:style-name="ce3" office:value-type="float" office:value="0.841469815055901" calcext:value-type="float">
            <text:p>0.8414698151</text:p>
          </table:table-cell>
          <table:table-cell/>
          <table:table-cell table:style-name="ce3" office:value-type="float" office:value="1.0000000009556" calcext:value-type="float">
            <text:p>1.000000001</text:p>
          </table:table-cell>
          <table:table-cell table:style-name="ce3" office:value-type="float" office:value="0.000000000804112443297811" calcext:value-type="float">
            <text:p>8.0411244329781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055901" calcext:value-type="float">
            <text:p>0.8414698151</text:p>
          </table:table-cell>
          <table:table-cell/>
          <table:table-cell table:style-name="ce4" table:formula="of:=[.F26]" office:value-type="float" office:value="0.841469827490764" calcext:value-type="float">
            <text:p>0.8414698275</text:p>
          </table:table-cell>
          <table:table-cell/>
          <table:table-cell table:formula="of:=[.M38]/[.O38]" office:value-type="float" office:value="0.999999985222449" calcext:value-type="float">
            <text:p>0.9999999852</text:p>
          </table:table-cell>
          <table:table-cell table:formula="of:=[.M38]-[.O38]" office:value-type="float" office:value="-0.0000000124348630281546" calcext:value-type="float">
            <text:p>-1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52" calcext:value-type="float">
            <text:p>866.2484991268</text:p>
          </table:table-cell>
          <table:table-cell/>
          <table:table-cell table:style-name="ce3" office:value-type="float" office:value="866.248499126796" calcext:value-type="float">
            <text:p>866.2484991268</text:p>
          </table:table-cell>
          <table:table-cell/>
          <table:table-cell table:style-name="ce3" office:value-type="float" office:value="0.99999999999995" calcext:value-type="float">
            <text:p>1</text:p>
          </table:table-cell>
          <table:table-cell table:style-name="ce3" office:value-type="float" office:value="-0.0000000000432009983342141" calcext:value-type="float">
            <text:p>-4.3200998334214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96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96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02" calcext:value-type="float">
            <text:p>3123.59117749</text:p>
          </table:table-cell>
          <table:table-cell/>
          <table:table-cell table:style-name="ce3" office:value-type="float" office:value="3123.59117749017" calcext:value-type="float">
            <text:p>3123.5911774902</text:p>
          </table:table-cell>
          <table:table-cell/>
          <table:table-cell table:style-name="ce3" office:value-type="float" office:value="0.99999999999995" calcext:value-type="float">
            <text:p>1</text:p>
          </table:table-cell>
          <table:table-cell table:style-name="ce3" office:value-type="float" office:value="-0.00000000015688783605583" calcext:value-type="float">
            <text:p>-1.5688783605583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7" calcext:value-type="float">
            <text:p>3123.591177490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7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596" calcext:value-type="float">
            <text:p>1244.288522846</text:p>
          </table:table-cell>
          <table:table-cell/>
          <table:table-cell table:style-name="ce3" office:value-type="float" office:value="1244.28852284602" calcext:value-type="float">
            <text:p>1244.288522846</text:p>
          </table:table-cell>
          <table:table-cell/>
          <table:table-cell table:style-name="ce3" office:value-type="float" office:value="0.99999999999995" calcext:value-type="float">
            <text:p>1</text:p>
          </table:table-cell>
          <table:table-cell table:style-name="ce3" office:value-type="float" office:value="-0.0000000000618456397205591" calcext:value-type="float">
            <text:p>-6.1845639720559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2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7029" calcext:value-type="float">
            <text:p>0.5858142639</text:p>
          </table:table-cell>
          <table:table-cell/>
          <table:table-cell table:style-name="ce3" office:value-type="float" office:value="0.585814263869" calcext:value-type="float">
            <text:p>0.5858142639</text:p>
          </table:table-cell>
          <table:table-cell/>
          <table:table-cell table:style-name="ce3" office:value-type="float" office:value="0.999999999996636" calcext:value-type="float">
            <text:p>1</text:p>
          </table:table-cell>
          <table:table-cell table:style-name="ce3" office:value-type="float" office:value="-0.00000000000197064586870965" calcext:value-type="float">
            <text:p>-1.9706458687096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7501" calcext:value-type="float">
            <text:p>2.1123779933</text:p>
          </table:table-cell>
          <table:table-cell/>
          <table:table-cell table:style-name="ce3" office:value-type="float" office:value="2.11237799328212" calcext:value-type="float">
            <text:p>2.1123779933</text:p>
          </table:table-cell>
          <table:table-cell/>
          <table:table-cell table:style-name="ce3" office:value-type="float" office:value="0.999999999996637" calcext:value-type="float">
            <text:p>1</text:p>
          </table:table-cell>
          <table:table-cell table:style-name="ce3" office:value-type="float" office:value="-0.0000000000071045391791813" calcext:value-type="float">
            <text:p>-7.104539179181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12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12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0013" calcext:value-type="float">
            <text:p>0.8414698159</text:p>
          </table:table-cell>
          <table:table-cell/>
          <table:table-cell table:style-name="ce3" office:value-type="float" office:value="0.841469815862843" calcext:value-type="float">
            <text:p>0.8414698159</text:p>
          </table:table-cell>
          <table:table-cell/>
          <table:table-cell table:style-name="ce3" office:value-type="float" office:value="0.999999999996637" calcext:value-type="float">
            <text:p>1</text:p>
          </table:table-cell>
          <table:table-cell table:style-name="ce3" office:value-type="float" office:value="-0.00000000000282951440055967" calcext:value-type="float">
            <text:p>-2.8295144005596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2843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2843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96" calcext:value-type="float">
            <text:p>866.2484991268</text:p>
          </table:table-cell>
          <table:table-cell/>
          <table:table-cell table:style-name="ce4" table:formula="of:=[.F33]" office:value-type="float" office:value="866.248499163769" calcext:value-type="float">
            <text:p>866.2484991638</text:p>
          </table:table-cell>
          <table:table-cell/>
          <table:table-cell table:formula="of:=[.M57]/[.O57]" office:value-type="float" office:value="0.999999999957318" calcext:value-type="float">
            <text:p>1</text:p>
          </table:table-cell>
          <table:table-cell table:formula="of:=[.M57]-[.O57]" office:value-type="float" office:value="-0.0000000369730059901485" calcext:value-type="float">
            <text:p>-3.7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7" calcext:value-type="float">
            <text:p>3123.5911774902</text:p>
          </table:table-cell>
          <table:table-cell/>
          <table:table-cell table:style-name="ce4" table:formula="of:=[.F34]" office:value-type="float" office:value="3123.59117762349" calcext:value-type="float">
            <text:p>3123.5911776235</text:p>
          </table:table-cell>
          <table:table-cell/>
          <table:table-cell table:formula="of:=[.M58]/[.O58]" office:value-type="float" office:value="0.999999999957318" calcext:value-type="float">
            <text:p>1</text:p>
          </table:table-cell>
          <table:table-cell table:formula="of:=[.M58]-[.O58]" office:value-type="float" office:value="-0.000000133319645101437" calcext:value-type="float">
            <text:p>-1.3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2" calcext:value-type="float">
            <text:p>1244.288522846</text:p>
          </table:table-cell>
          <table:table-cell/>
          <table:table-cell table:style-name="ce4" table:formula="of:=[.F35]" office:value-type="float" office:value="1244.28852289913" calcext:value-type="float">
            <text:p>1244.2885228991</text:p>
          </table:table-cell>
          <table:table-cell/>
          <table:table-cell table:formula="of:=[.M59]/[.O59]" office:value-type="float" office:value="0.999999999957317" calcext:value-type="float">
            <text:p>1</text:p>
          </table:table-cell>
          <table:table-cell table:formula="of:=[.M59]-[.O59]" office:value-type="float" office:value="-0.0000000531099431100301" calcext:value-type="float">
            <text:p>-5.3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" calcext:value-type="float">
            <text:p>0.5858142639</text:p>
          </table:table-cell>
          <table:table-cell/>
          <table:table-cell table:style-name="ce4" table:formula="of:=[.F36]" office:value-type="float" office:value="0.585814263307223" calcext:value-type="float">
            <text:p>0.5858142633</text:p>
          </table:table-cell>
          <table:table-cell/>
          <table:table-cell table:formula="of:=[.M60]/[.O60]" office:value-type="float" office:value="1.00000000095897" calcext:value-type="float">
            <text:p>1.000000001</text:p>
          </table:table-cell>
          <table:table-cell table:formula="of:=[.M60]-[.O60]" office:value-type="float" office:value="0.00000000056177695828552" calcext:value-type="float">
            <text:p>5.6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12" calcext:value-type="float">
            <text:p>2.1123779933</text:p>
          </table:table-cell>
          <table:table-cell/>
          <table:table-cell table:style-name="ce4" table:formula="of:=[.F37]" office:value-type="float" office:value="2.11237799125642" calcext:value-type="float">
            <text:p>2.1123779913</text:p>
          </table:table-cell>
          <table:table-cell/>
          <table:table-cell table:formula="of:=[.M61]/[.O61]" office:value-type="float" office:value="1.00000000095897" calcext:value-type="float">
            <text:p>1.000000001</text:p>
          </table:table-cell>
          <table:table-cell table:formula="of:=[.M61]-[.O61]" office:value-type="float" office:value="0.00000000202570005214397" calcext:value-type="float">
            <text:p>2.0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2843" calcext:value-type="float">
            <text:p>0.8414698159</text:p>
          </table:table-cell>
          <table:table-cell/>
          <table:table-cell table:style-name="ce4" table:formula="of:=[.F38]" office:value-type="float" office:value="0.841469815055901" calcext:value-type="float">
            <text:p>0.8414698151</text:p>
          </table:table-cell>
          <table:table-cell/>
          <table:table-cell table:formula="of:=[.M62]/[.O62]" office:value-type="float" office:value="1.00000000095897" calcext:value-type="float">
            <text:p>1.000000001</text:p>
          </table:table-cell>
          <table:table-cell table:formula="of:=[.M62]-[.O62]" office:value-type="float" office:value="0.000000000806942068720673" calcext:value-type="float">
            <text:p>8.07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96" calcext:value-type="float">
            <text:p>866.2484991268</text:p>
          </table:table-cell>
          <table:table-cell/>
          <table:table-cell table:style-name="ce4" table:formula="of:=[.F21]" office:value-type="float" office:value="866.248498626962" calcext:value-type="float">
            <text:p>866.248498627</text:p>
          </table:table-cell>
          <table:table-cell/>
          <table:table-cell table:formula="of:=[.M69]/[.O69]" office:value-type="float" office:value="1.00000000057701" calcext:value-type="float">
            <text:p>1.0000000006</text:p>
          </table:table-cell>
          <table:table-cell table:formula="of:=[.M69]-[.O69]" office:value-type="float" office:value="0.000000499833959111129" calcext:value-type="float">
            <text:p>5.0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7" calcext:value-type="float">
            <text:p>3123.5911774902</text:p>
          </table:table-cell>
          <table:table-cell/>
          <table:table-cell table:style-name="ce4" table:formula="of:=[.F22]" office:value-type="float" office:value="3123.59117568783" calcext:value-type="float">
            <text:p>3123.5911756878</text:p>
          </table:table-cell>
          <table:table-cell/>
          <table:table-cell table:formula="of:=[.M70]/[.O70]" office:value-type="float" office:value="1.00000000057701" calcext:value-type="float">
            <text:p>1.0000000006</text:p>
          </table:table-cell>
          <table:table-cell table:formula="of:=[.M70]-[.O70]" office:value-type="float" office:value="0.0000018023401935352" calcext:value-type="float">
            <text:p>1.8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2" calcext:value-type="float">
            <text:p>1244.288522846</text:p>
          </table:table-cell>
          <table:table-cell/>
          <table:table-cell table:style-name="ce4" table:formula="of:=[.F23]" office:value-type="float" office:value="1244.28852212806" calcext:value-type="float">
            <text:p>1244.2885221281</text:p>
          </table:table-cell>
          <table:table-cell/>
          <table:table-cell table:formula="of:=[.M71]/[.O71]" office:value-type="float" office:value="1.000000000577" calcext:value-type="float">
            <text:p>1.0000000006</text:p>
          </table:table-cell>
          <table:table-cell table:formula="of:=[.M71]-[.O71]" office:value-type="float" office:value="0.000000717959892426734" calcext:value-type="float">
            <text:p>7.1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" calcext:value-type="float">
            <text:p>0.5858142639</text:p>
          </table:table-cell>
          <table:table-cell/>
          <table:table-cell table:style-name="ce4" table:formula="of:=[.F24]" office:value-type="float" office:value="0.585814271964123" calcext:value-type="float">
            <text:p>0.585814272</text:p>
          </table:table-cell>
          <table:table-cell/>
          <table:table-cell table:formula="of:=[.M72]/[.O72]" office:value-type="float" office:value="0.999999986181417" calcext:value-type="float">
            <text:p>0.9999999862</text:p>
          </table:table-cell>
          <table:table-cell table:formula="of:=[.M72]-[.O72]" office:value-type="float" office:value="-0.00000000809512301636062" calcext:value-type="float">
            <text:p>-8.1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12" calcext:value-type="float">
            <text:p>2.1123779933</text:p>
          </table:table-cell>
          <table:table-cell/>
          <table:table-cell table:style-name="ce4" table:formula="of:=[.F25]" office:value-type="float" office:value="2.11237802247219" calcext:value-type="float">
            <text:p>2.1123780225</text:p>
          </table:table-cell>
          <table:table-cell/>
          <table:table-cell table:formula="of:=[.M73]/[.O73]" office:value-type="float" office:value="0.999999986181417" calcext:value-type="float">
            <text:p>0.9999999862</text:p>
          </table:table-cell>
          <table:table-cell table:formula="of:=[.M73]-[.O73]" office:value-type="float" office:value="-0.0000000291900699167513" calcext:value-type="float">
            <text:p>-2.9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2843" calcext:value-type="float">
            <text:p>0.8414698159</text:p>
          </table:table-cell>
          <table:table-cell/>
          <table:table-cell table:style-name="ce4" table:formula="of:=[.F26]" office:value-type="float" office:value="0.841469827490764" calcext:value-type="float">
            <text:p>0.8414698275</text:p>
          </table:table-cell>
          <table:table-cell/>
          <table:table-cell table:formula="of:=[.M74]/[.O74]" office:value-type="float" office:value="0.999999986181417" calcext:value-type="float">
            <text:p>0.9999999862</text:p>
          </table:table-cell>
          <table:table-cell table:formula="of:=[.M74]-[.O74]" office:value-type="float" office:value="-0.0000000116279209594339" calcext:value-type="float">
            <text:p>-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4" calcext:value-type="float">
            <text:p>866.2484991268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4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04475" calcext:value-type="float">
            <text:p>866.248499104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04475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0968" calcext:value-type="float">
            <text:p>3123.591177409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0968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1396" calcext:value-type="float">
            <text:p>1244.28852281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139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127" calcext:value-type="float">
            <text:p>0.5858142639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127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4226602" calcext:value-type="float">
            <text:p>0.585814264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4226602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57" calcext:value-type="float">
            <text:p>2.1123779933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57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457159" calcext:value-type="float">
            <text:p>2.112377994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457159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025" calcext:value-type="float">
            <text:p>0.8414698159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025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6376509" calcext:value-type="float">
            <text:p>0.841469816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6376509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866.248499104475" calcext:value-type="float">
            <text:p>866.2484991045</text:p>
          </table:table-cell>
          <table:table-cell/>
          <table:table-cell table:style-name="ce3" office:value-type="float" office:value="1.00000000002575" calcext:value-type="float">
            <text:p>1</text:p>
          </table:table-cell>
          <table:table-cell table:style-name="ce3" office:value-type="float" office:value="0.0000000223087681661127" calcext:value-type="float">
            <text:p>2.2308768166112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3224" calcext:value-type="float">
            <text:p>866.248499132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3224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0968" calcext:value-type="float">
            <text:p>3123.5911774097</text:p>
          </table:table-cell>
          <table:table-cell/>
          <table:table-cell table:style-name="ce3" office:value-type="float" office:value="1.00000000002575" calcext:value-type="float">
            <text:p>1</text:p>
          </table:table-cell>
          <table:table-cell table:style-name="ce3" office:value-type="float" office:value="0.000000080442987382412" calcext:value-type="float">
            <text:p>8.044298738241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5098" calcext:value-type="float">
            <text:p>3123.591177509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5098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1396" calcext:value-type="float">
            <text:p>1244.288522814</text:p>
          </table:table-cell>
          <table:table-cell/>
          <table:table-cell table:style-name="ce3" office:value-type="float" office:value="1.00000000002575" calcext:value-type="float">
            <text:p>1</text:p>
          </table:table-cell>
          <table:table-cell table:style-name="ce3" office:value-type="float" office:value="0.0000000320433173328638" calcext:value-type="float">
            <text:p>0.00000003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5384" calcext:value-type="float">
            <text:p>1244.288522853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5384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27" calcext:value-type="float">
            <text:p>0.5858142639</text:p>
          </table:table-cell>
          <table:table-cell/>
          <table:table-cell table:style-name="ce3" office:value-type="float" office:value="0.585814264226602" calcext:value-type="float">
            <text:p>0.5858142642</text:p>
          </table:table-cell>
          <table:table-cell/>
          <table:table-cell table:style-name="ce3" office:value-type="float" office:value="0.99999999938978" calcext:value-type="float">
            <text:p>0.9999999994</text:p>
          </table:table-cell>
          <table:table-cell table:style-name="ce3" office:value-type="float" office:value="-0.000000000357475382628536" calcext:value-type="float">
            <text:p>-3.5747538262853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787003" calcext:value-type="float">
            <text:p>0.585814263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787003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57" calcext:value-type="float">
            <text:p>2.1123779933</text:p>
          </table:table-cell>
          <table:table-cell/>
          <table:table-cell table:style-name="ce3" office:value-type="float" office:value="2.11237799457159" calcext:value-type="float">
            <text:p>2.1123779946</text:p>
          </table:table-cell>
          <table:table-cell/>
          <table:table-cell table:style-name="ce3" office:value-type="float" office:value="0.999999999389779" calcext:value-type="float">
            <text:p>0.9999999994</text:p>
          </table:table-cell>
          <table:table-cell table:style-name="ce3" office:value-type="float" office:value="-0.00000000128901733731368" calcext:value-type="float">
            <text:p>-1.28901733731368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298645" calcext:value-type="float">
            <text:p>2.11237799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298645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025" calcext:value-type="float">
            <text:p>0.8414698159</text:p>
          </table:table-cell>
          <table:table-cell/>
          <table:table-cell table:style-name="ce3" office:value-type="float" office:value="0.841469816376509" calcext:value-type="float">
            <text:p>0.8414698164</text:p>
          </table:table-cell>
          <table:table-cell/>
          <table:table-cell table:style-name="ce3" office:value-type="float" office:value="0.999999999389777" calcext:value-type="float">
            <text:p>0.9999999994</text:p>
          </table:table-cell>
          <table:table-cell table:style-name="ce3" office:value-type="float" office:value="-0.000000000513483922048863" calcext:value-type="float">
            <text:p>-5.1348392204886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745062" calcext:value-type="float">
            <text:p>0.841469815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745062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866.24849913224" calcext:value-type="float">
            <text:p>866.2484991322</text:p>
          </table:table-cell>
          <table:table-cell/>
          <table:table-cell table:style-name="ce3" office:value-type="float" office:value="0.999999999993701" calcext:value-type="float">
            <text:p>1</text:p>
          </table:table-cell>
          <table:table-cell table:style-name="ce3" office:value-type="float" office:value="-0.00000000545617240277352" calcext:value-type="float">
            <text:p>-5.4561724027735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3224" calcext:value-type="float">
            <text:p>866.2484991322</text:p>
          </table:table-cell>
          <table:table-cell/>
          <table:table-cell table:style-name="ce4" table:formula="of:=[.F21]" office:value-type="float" office:value="866.248499104475" calcext:value-type="float">
            <text:p>866.2484991045</text:p>
          </table:table-cell>
          <table:table-cell/>
          <table:table-cell table:formula="of:=[.M33]/[.O33]" office:value-type="float" office:value="1.00000000003205" calcext:value-type="float">
            <text:p>1</text:p>
          </table:table-cell>
          <table:table-cell table:formula="of:=[.M33]-[.O33]" office:value-type="float" office:value="0.000000027765054255724" calcext:value-type="float">
            <text:p>2.7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5098" calcext:value-type="float">
            <text:p>3123.5911775098</text:p>
          </table:table-cell>
          <table:table-cell/>
          <table:table-cell table:style-name="ce3" office:value-type="float" office:value="0.999999999993701" calcext:value-type="float">
            <text:p>1</text:p>
          </table:table-cell>
          <table:table-cell table:style-name="ce3" office:value-type="float" office:value="-0.0000000196750988834538" calcext:value-type="float">
            <text:p>-1.9675098883453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5098" calcext:value-type="float">
            <text:p>3123.5911775098</text:p>
          </table:table-cell>
          <table:table-cell/>
          <table:table-cell table:style-name="ce4" table:formula="of:=[.F22]" office:value-type="float" office:value="3123.59117740968" calcext:value-type="float">
            <text:p>3123.5911774097</text:p>
          </table:table-cell>
          <table:table-cell/>
          <table:table-cell table:formula="of:=[.M34]/[.O34]" office:value-type="float" office:value="1.00000000003205" calcext:value-type="float">
            <text:p>1</text:p>
          </table:table-cell>
          <table:table-cell table:formula="of:=[.M34]-[.O34]" office:value-type="float" office:value="0.00000010012036000262" calcext:value-type="float">
            <text:p>1.0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5384" calcext:value-type="float">
            <text:p>1244.2885228538</text:p>
          </table:table-cell>
          <table:table-cell/>
          <table:table-cell table:style-name="ce3" office:value-type="float" office:value="0.999999999993701" calcext:value-type="float">
            <text:p>1</text:p>
          </table:table-cell>
          <table:table-cell table:style-name="ce3" office:value-type="float" office:value="-0.00000000783779796620365" calcext:value-type="float">
            <text:p>-7.8377979662036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5384" calcext:value-type="float">
            <text:p>1244.2885228538</text:p>
          </table:table-cell>
          <table:table-cell/>
          <table:table-cell table:style-name="ce4" table:formula="of:=[.F23]" office:value-type="float" office:value="1244.28852281396" calcext:value-type="float">
            <text:p>1244.288522814</text:p>
          </table:table-cell>
          <table:table-cell/>
          <table:table-cell table:formula="of:=[.M35]/[.O35]" office:value-type="float" office:value="1.00000000003205" calcext:value-type="float">
            <text:p>1</text:p>
          </table:table-cell>
          <table:table-cell table:formula="of:=[.M35]-[.O35]" office:value-type="float" office:value="0.0000000398799784306902" calcext:value-type="float">
            <text:p>3.9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27" calcext:value-type="float">
            <text:p>0.5858142639</text:p>
          </table:table-cell>
          <table:table-cell/>
          <table:table-cell table:style-name="ce3" office:value-type="float" office:value="0.585814263787003" calcext:value-type="float">
            <text:p>0.5858142638</text:p>
          </table:table-cell>
          <table:table-cell/>
          <table:table-cell table:style-name="ce3" office:value-type="float" office:value="1.00000000014019" calcext:value-type="float">
            <text:p>1.0000000001</text:p>
          </table:table-cell>
          <table:table-cell table:style-name="ce3" office:value-type="float" office:value="0.0000000000821234191761278" calcext:value-type="float">
            <text:p>8.212341917612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787003" calcext:value-type="float">
            <text:p>0.5858142638</text:p>
          </table:table-cell>
          <table:table-cell/>
          <table:table-cell table:style-name="ce4" table:formula="of:=[.F24]" office:value-type="float" office:value="0.585814264226602" calcext:value-type="float">
            <text:p>0.5858142642</text:p>
          </table:table-cell>
          <table:table-cell/>
          <table:table-cell table:formula="of:=[.M36]/[.O36]" office:value-type="float" office:value="0.999999999249593" calcext:value-type="float">
            <text:p>0.9999999992</text:p>
          </table:table-cell>
          <table:table-cell table:formula="of:=[.M36]-[.O36]" office:value-type="float" office:value="-0.000000000439599023849269" calcext:value-type="float">
            <text:p>-4.4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57" calcext:value-type="float">
            <text:p>2.1123779933</text:p>
          </table:table-cell>
          <table:table-cell/>
          <table:table-cell table:style-name="ce3" office:value-type="float" office:value="2.11237799298645" calcext:value-type="float">
            <text:p>2.112377993</text:p>
          </table:table-cell>
          <table:table-cell/>
          <table:table-cell table:style-name="ce3" office:value-type="float" office:value="1.00000000014019" calcext:value-type="float">
            <text:p>1.0000000001</text:p>
          </table:table-cell>
          <table:table-cell table:style-name="ce3" office:value-type="float" office:value="0.000000000296126234644589" calcext:value-type="float">
            <text:p>2.96126234644589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298645" calcext:value-type="float">
            <text:p>2.112377993</text:p>
          </table:table-cell>
          <table:table-cell/>
          <table:table-cell table:style-name="ce4" table:formula="of:=[.F25]" office:value-type="float" office:value="2.11237799457159" calcext:value-type="float">
            <text:p>2.1123779946</text:p>
          </table:table-cell>
          <table:table-cell/>
          <table:table-cell table:formula="of:=[.M37]/[.O37]" office:value-type="float" office:value="0.999999999249594" calcext:value-type="float">
            <text:p>0.9999999992</text:p>
          </table:table-cell>
          <table:table-cell table:formula="of:=[.M37]-[.O37]" office:value-type="float" office:value="-0.00000000158514001924459" calcext:value-type="float">
            <text:p>-1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025" calcext:value-type="float">
            <text:p>0.8414698159</text:p>
          </table:table-cell>
          <table:table-cell/>
          <table:table-cell table:style-name="ce3" office:value-type="float" office:value="0.841469815745062" calcext:value-type="float">
            <text:p>0.8414698157</text:p>
          </table:table-cell>
          <table:table-cell/>
          <table:table-cell table:style-name="ce3" office:value-type="float" office:value="1.00000000014019" calcext:value-type="float">
            <text:p>1.0000000001</text:p>
          </table:table-cell>
          <table:table-cell table:style-name="ce3" office:value-type="float" office:value="0.000000000117962306589448" calcext:value-type="float">
            <text:p>1.1796230658944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745062" calcext:value-type="float">
            <text:p>0.8414698157</text:p>
          </table:table-cell>
          <table:table-cell/>
          <table:table-cell table:style-name="ce4" table:formula="of:=[.F26]" office:value-type="float" office:value="0.841469816376509" calcext:value-type="float">
            <text:p>0.8414698164</text:p>
          </table:table-cell>
          <table:table-cell/>
          <table:table-cell table:formula="of:=[.M38]/[.O38]" office:value-type="float" office:value="0.99999999924959" calcext:value-type="float">
            <text:p>0.9999999992</text:p>
          </table:table-cell>
          <table:table-cell table:formula="of:=[.M38]-[.O38]" office:value-type="float" office:value="-0.000000000631447005794428" calcext:value-type="float">
            <text:p>-6.3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866.248499126787" calcext:value-type="float">
            <text:p>866.2484991268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295585778076202" calcext:value-type="float">
            <text:p>-2.9558577807620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7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909494701772928" calcext:value-type="float">
            <text:p>-9.0949470177292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363797880709171" calcext:value-type="float">
            <text:p>-3.6379788070917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27" calcext:value-type="float">
            <text:p>0.5858142639</text:p>
          </table:table-cell>
          <table:table-cell/>
          <table:table-cell table:style-name="ce3" office:value-type="float" office:value="0.585814263869202" calcext:value-type="float">
            <text:p>0.5858142639</text:p>
          </table:table-cell>
          <table:table-cell/>
          <table:table-cell table:style-name="ce3" office:value-type="float" office:value="0.999999999999872" calcext:value-type="float">
            <text:p>1</text:p>
          </table:table-cell>
          <table:table-cell table:style-name="ce3" office:value-type="float" office:value="-0.0000000000000750510764646606" calcext:value-type="float">
            <text:p>-7.50510764646606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02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02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57" calcext:value-type="float">
            <text:p>2.1123779933</text:p>
          </table:table-cell>
          <table:table-cell/>
          <table:table-cell table:style-name="ce3" office:value-type="float" office:value="2.11237799328284" calcext:value-type="float">
            <text:p>2.1123779933</text:p>
          </table:table-cell>
          <table:table-cell/>
          <table:table-cell table:style-name="ce3" office:value-type="float" office:value="0.999999999999872" calcext:value-type="float">
            <text:p>1</text:p>
          </table:table-cell>
          <table:table-cell table:style-name="ce3" office:value-type="float" office:value="-0.000000000000270450328798688" calcext:value-type="float">
            <text:p>-2.70450328798688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4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4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025" calcext:value-type="float">
            <text:p>0.8414698159</text:p>
          </table:table-cell>
          <table:table-cell/>
          <table:table-cell table:style-name="ce3" office:value-type="float" office:value="0.841469815863133" calcext:value-type="float">
            <text:p>0.8414698159</text:p>
          </table:table-cell>
          <table:table-cell/>
          <table:table-cell table:style-name="ce3" office:value-type="float" office:value="0.999999999999872" calcext:value-type="float">
            <text:p>1</text:p>
          </table:table-cell>
          <table:table-cell table:style-name="ce3" office:value-type="float" office:value="-0.00000000000010813572259849" calcext:value-type="float">
            <text:p>-1.0813572259849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33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33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33]" office:value-type="float" office:value="866.24849913224" calcext:value-type="float">
            <text:p>866.2484991322</text:p>
          </table:table-cell>
          <table:table-cell/>
          <table:table-cell table:formula="of:=[.M57]/[.O57]" office:value-type="float" office:value="0.999999999993705" calcext:value-type="float">
            <text:p>1</text:p>
          </table:table-cell>
          <table:table-cell table:formula="of:=[.M57]-[.O57]" office:value-type="float" office:value="-0.00000000545298917131731" calcext:value-type="float">
            <text:p>-5.4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34]" office:value-type="float" office:value="3123.5911775098" calcext:value-type="float">
            <text:p>3123.5911775098</text:p>
          </table:table-cell>
          <table:table-cell/>
          <table:table-cell table:formula="of:=[.M58]/[.O58]" office:value-type="float" office:value="0.999999999993706" calcext:value-type="float">
            <text:p>1</text:p>
          </table:table-cell>
          <table:table-cell table:formula="of:=[.M58]-[.O58]" office:value-type="float" office:value="-0.0000000196600922208745" calcext:value-type="float">
            <text:p>-1.9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5384" calcext:value-type="float">
            <text:p>1244.2885228538</text:p>
          </table:table-cell>
          <table:table-cell/>
          <table:table-cell table:formula="of:=[.M59]/[.O59]" office:value-type="float" office:value="0.999999999993707" calcext:value-type="float">
            <text:p>1</text:p>
          </table:table-cell>
          <table:table-cell table:formula="of:=[.M59]-[.O59]" office:value-type="float" office:value="-0.00000000783006726123858" calcext:value-type="float">
            <text:p>-7.8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02" calcext:value-type="float">
            <text:p>0.5858142639</text:p>
          </table:table-cell>
          <table:table-cell/>
          <table:table-cell table:style-name="ce4" table:formula="of:=[.F36]" office:value-type="float" office:value="0.585814263787003" calcext:value-type="float">
            <text:p>0.5858142638</text:p>
          </table:table-cell>
          <table:table-cell/>
          <table:table-cell table:formula="of:=[.M60]/[.O60]" office:value-type="float" office:value="1.00000000014032" calcext:value-type="float">
            <text:p>1.0000000001</text:p>
          </table:table-cell>
          <table:table-cell table:formula="of:=[.M60]-[.O60]" office:value-type="float" office:value="0.0000000000821990253641047" calcext:value-type="float">
            <text:p>8.2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4" calcext:value-type="float">
            <text:p>2.1123779933</text:p>
          </table:table-cell>
          <table:table-cell/>
          <table:table-cell table:style-name="ce4" table:formula="of:=[.F37]" office:value-type="float" office:value="2.11237799298645" calcext:value-type="float">
            <text:p>2.112377993</text:p>
          </table:table-cell>
          <table:table-cell/>
          <table:table-cell table:formula="of:=[.M61]/[.O61]" office:value-type="float" office:value="1.00000000014031" calcext:value-type="float">
            <text:p>1.0000000001</text:p>
          </table:table-cell>
          <table:table-cell table:formula="of:=[.M61]-[.O61]" office:value-type="float" office:value="0.00000000029639002363524" calcext:value-type="float">
            <text:p>2.9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33" calcext:value-type="float">
            <text:p>0.8414698159</text:p>
          </table:table-cell>
          <table:table-cell/>
          <table:table-cell table:style-name="ce4" table:formula="of:=[.F38]" office:value-type="float" office:value="0.841469815745062" calcext:value-type="float">
            <text:p>0.8414698157</text:p>
          </table:table-cell>
          <table:table-cell/>
          <table:table-cell table:formula="of:=[.M62]/[.O62]" office:value-type="float" office:value="1.00000000014032" calcext:value-type="float">
            <text:p>1.0000000001</text:p>
          </table:table-cell>
          <table:table-cell table:formula="of:=[.M62]-[.O62]" office:value-type="float" office:value="0.000000000118070997423558" calcext:value-type="float">
            <text:p>1.1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21]" office:value-type="float" office:value="866.248499104475" calcext:value-type="float">
            <text:p>866.2484991045</text:p>
          </table:table-cell>
          <table:table-cell/>
          <table:table-cell table:formula="of:=[.M69]/[.O69]" office:value-type="float" office:value="1.00000000002576" calcext:value-type="float">
            <text:p>1</text:p>
          </table:table-cell>
          <table:table-cell table:formula="of:=[.M69]-[.O69]" office:value-type="float" office:value="0.0000000223120650844066" calcext:value-type="float">
            <text:p>2.2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22]" office:value-type="float" office:value="3123.59117740968" calcext:value-type="float">
            <text:p>3123.5911774097</text:p>
          </table:table-cell>
          <table:table-cell/>
          <table:table-cell table:formula="of:=[.M70]/[.O70]" office:value-type="float" office:value="1.00000000002576" calcext:value-type="float">
            <text:p>1</text:p>
          </table:table-cell>
          <table:table-cell table:formula="of:=[.M70]-[.O70]" office:value-type="float" office:value="0.0000000804602677817456" calcext:value-type="float">
            <text:p>8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1396" calcext:value-type="float">
            <text:p>1244.288522814</text:p>
          </table:table-cell>
          <table:table-cell/>
          <table:table-cell table:formula="of:=[.M71]/[.O71]" office:value-type="float" office:value="1.00000000002576" calcext:value-type="float">
            <text:p>1</text:p>
          </table:table-cell>
          <table:table-cell table:formula="of:=[.M71]-[.O71]" office:value-type="float" office:value="0.0000000320499111694517" calcext:value-type="float">
            <text:p>3.2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02" calcext:value-type="float">
            <text:p>0.5858142639</text:p>
          </table:table-cell>
          <table:table-cell/>
          <table:table-cell table:style-name="ce4" table:formula="of:=[.F24]" office:value-type="float" office:value="0.585814264226602" calcext:value-type="float">
            <text:p>0.5858142642</text:p>
          </table:table-cell>
          <table:table-cell/>
          <table:table-cell table:formula="of:=[.M72]/[.O72]" office:value-type="float" office:value="0.999999999389909" calcext:value-type="float">
            <text:p>0.9999999994</text:p>
          </table:table-cell>
          <table:table-cell table:formula="of:=[.M72]-[.O72]" office:value-type="float" office:value="-0.000000000357399998485164" calcext:value-type="float">
            <text:p>-3.57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4" calcext:value-type="float">
            <text:p>2.1123779933</text:p>
          </table:table-cell>
          <table:table-cell/>
          <table:table-cell table:style-name="ce4" table:formula="of:=[.F25]" office:value-type="float" office:value="2.11237799457159" calcext:value-type="float">
            <text:p>2.1123779946</text:p>
          </table:table-cell>
          <table:table-cell/>
          <table:table-cell table:formula="of:=[.M73]/[.O73]" office:value-type="float" office:value="0.999999999389905" calcext:value-type="float">
            <text:p>0.9999999994</text:p>
          </table:table-cell>
          <table:table-cell table:formula="of:=[.M73]-[.O73]" office:value-type="float" office:value="-0.00000000128874999560935" calcext:value-type="float">
            <text:p>-1.2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33" calcext:value-type="float">
            <text:p>0.8414698159</text:p>
          </table:table-cell>
          <table:table-cell/>
          <table:table-cell table:style-name="ce4" table:formula="of:=[.F26]" office:value-type="float" office:value="0.841469816376509" calcext:value-type="float">
            <text:p>0.8414698164</text:p>
          </table:table-cell>
          <table:table-cell/>
          <table:table-cell table:formula="of:=[.M74]/[.O74]" office:value-type="float" office:value="0.999999999389905" calcext:value-type="float">
            <text:p>0.9999999994</text:p>
          </table:table-cell>
          <table:table-cell table:formula="of:=[.M74]-[.O74]" office:value-type="float" office:value="-0.000000000513376008370869" calcext:value-type="float">
            <text:p>-5.13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5013" calcext:value-type="float">
            <text:p>866.24849912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5013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8374" calcext:value-type="float">
            <text:p>3123.591177483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8374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346" calcext:value-type="float">
            <text:p>1244.288522843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34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194" calcext:value-type="float">
            <text:p>0.5858142639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194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97327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97327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2" calcext:value-type="float">
            <text:p>2.1123779933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2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38426" calcext:value-type="float">
            <text:p>2.112377993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38426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22" calcext:value-type="float">
            <text:p>0.8414698159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22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903535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903535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5013" calcext:value-type="float">
            <text:p>866.248499125</text:p>
          </table:table-cell>
          <table:table-cell/>
          <table:table-cell table:style-name="ce3" office:value-type="float" office:value="1.00000000000205" calcext:value-type="float">
            <text:p>1</text:p>
          </table:table-cell>
          <table:table-cell table:style-name="ce3" office:value-type="float" office:value="0.00000000177317360794405" calcext:value-type="float">
            <text:p>1.7731736079440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7598" calcext:value-type="float">
            <text:p>866.248499127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7598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8374" calcext:value-type="float">
            <text:p>3123.5911774837</text:p>
          </table:table-cell>
          <table:table-cell/>
          <table:table-cell table:style-name="ce3" office:value-type="float" office:value="1.00000000000205" calcext:value-type="float">
            <text:p>1</text:p>
          </table:table-cell>
          <table:table-cell table:style-name="ce3" office:value-type="float" office:value="0.00000000639374775346369" calcext:value-type="float">
            <text:p>6.3937477534636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306" calcext:value-type="float">
            <text:p>3123.591177493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306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346" calcext:value-type="float">
            <text:p>1244.2885228435</text:p>
          </table:table-cell>
          <table:table-cell/>
          <table:table-cell table:style-name="ce3" office:value-type="float" office:value="1.00000000000205" calcext:value-type="float">
            <text:p>1</text:p>
          </table:table-cell>
          <table:table-cell table:style-name="ce3" office:value-type="float" office:value="0.00000000254476617556065" calcext:value-type="float">
            <text:p>2.5447661755606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718" calcext:value-type="float">
            <text:p>1244.288522847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71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94" calcext:value-type="float">
            <text:p>0.5858142639</text:p>
          </table:table-cell>
          <table:table-cell/>
          <table:table-cell table:style-name="ce3" office:value-type="float" office:value="0.585814263897327" calcext:value-type="float">
            <text:p>0.5858142639</text:p>
          </table:table-cell>
          <table:table-cell/>
          <table:table-cell table:style-name="ce3" office:value-type="float" office:value="0.999999999951976" calcext:value-type="float">
            <text:p>1</text:p>
          </table:table-cell>
          <table:table-cell table:style-name="ce3" office:value-type="float" office:value="-0.0000000000281332734886064" calcext:value-type="float">
            <text:p>-2.81332734886064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57034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57034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2" calcext:value-type="float">
            <text:p>2.1123779933</text:p>
          </table:table-cell>
          <table:table-cell/>
          <table:table-cell table:style-name="ce3" office:value-type="float" office:value="2.11237799338426" calcext:value-type="float">
            <text:p>2.1123779934</text:p>
          </table:table-cell>
          <table:table-cell/>
          <table:table-cell table:style-name="ce3" office:value-type="float" office:value="0.999999999951974" calcext:value-type="float">
            <text:p>1</text:p>
          </table:table-cell>
          <table:table-cell table:style-name="ce3" office:value-type="float" office:value="-0.000000000101448183187358" calcext:value-type="float">
            <text:p>-1.01448183187358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3897" calcext:value-type="float">
            <text:p>2.112377993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3897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22" calcext:value-type="float">
            <text:p>0.8414698159</text:p>
          </table:table-cell>
          <table:table-cell/>
          <table:table-cell table:style-name="ce3" office:value-type="float" office:value="0.841469815903535" calcext:value-type="float">
            <text:p>0.8414698159</text:p>
          </table:table-cell>
          <table:table-cell/>
          <table:table-cell table:style-name="ce3" office:value-type="float" office:value="0.999999999951973" calcext:value-type="float">
            <text:p>1</text:p>
          </table:table-cell>
          <table:table-cell table:style-name="ce3" office:value-type="float" office:value="-0.0000000000404131172970779" calcext:value-type="float">
            <text:p>-4.0413117297077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45657" calcext:value-type="float">
            <text:p>0.8414698158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45657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7598" calcext:value-type="float">
            <text:p>866.2484991276</text:p>
          </table:table-cell>
          <table:table-cell/>
          <table:table-cell table:style-name="ce3" office:value-type="float" office:value="0.999999999999063" calcext:value-type="float">
            <text:p>1</text:p>
          </table:table-cell>
          <table:table-cell table:style-name="ce3" office:value-type="float" office:value="-0.000000000812065081845503" calcext:value-type="float">
            <text:p>-8.1206508184550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7598" calcext:value-type="float">
            <text:p>866.2484991276</text:p>
          </table:table-cell>
          <table:table-cell/>
          <table:table-cell table:style-name="ce4" table:formula="of:=[.F21]" office:value-type="float" office:value="866.248499125013" calcext:value-type="float">
            <text:p>866.248499125</text:p>
          </table:table-cell>
          <table:table-cell/>
          <table:table-cell table:formula="of:=[.M33]/[.O33]" office:value-type="float" office:value="1.00000000000298" calcext:value-type="float">
            <text:p>1</text:p>
          </table:table-cell>
          <table:table-cell table:formula="of:=[.M33]-[.O33]" office:value-type="float" office:value="0.00000000258501131611411" calcext:value-type="float">
            <text:p>2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306" calcext:value-type="float">
            <text:p>3123.5911774931</text:p>
          </table:table-cell>
          <table:table-cell/>
          <table:table-cell table:style-name="ce3" office:value-type="float" office:value="0.999999999999063" calcext:value-type="float">
            <text:p>1</text:p>
          </table:table-cell>
          <table:table-cell table:style-name="ce3" office:value-type="float" office:value="-0.00000000292766344500706" calcext:value-type="float">
            <text:p>-2.9276634450070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306" calcext:value-type="float">
            <text:p>3123.5911774931</text:p>
          </table:table-cell>
          <table:table-cell/>
          <table:table-cell table:style-name="ce4" table:formula="of:=[.F22]" office:value-type="float" office:value="3123.59117748374" calcext:value-type="float">
            <text:p>3123.5911774837</text:p>
          </table:table-cell>
          <table:table-cell/>
          <table:table-cell table:formula="of:=[.M34]/[.O34]" office:value-type="float" office:value="1.00000000000298" calcext:value-type="float">
            <text:p>1</text:p>
          </table:table-cell>
          <table:table-cell table:formula="of:=[.M34]-[.O34]" office:value-type="float" office:value="0.00000000932004695641808" calcext:value-type="float">
            <text:p>9.3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718" calcext:value-type="float">
            <text:p>1244.2885228472</text:p>
          </table:table-cell>
          <table:table-cell/>
          <table:table-cell table:style-name="ce3" office:value-type="float" office:value="0.99999999999906" calcext:value-type="float">
            <text:p>1</text:p>
          </table:table-cell>
          <table:table-cell table:style-name="ce3" office:value-type="float" office:value="-0.0000000011691554391291" calcext:value-type="float">
            <text:p>-1.1691554391291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718" calcext:value-type="float">
            <text:p>1244.2885228472</text:p>
          </table:table-cell>
          <table:table-cell/>
          <table:table-cell table:style-name="ce4" table:formula="of:=[.F23]" office:value-type="float" office:value="1244.28852284346" calcext:value-type="float">
            <text:p>1244.2885228435</text:p>
          </table:table-cell>
          <table:table-cell/>
          <table:table-cell table:formula="of:=[.M35]/[.O35]" office:value-type="float" office:value="1.00000000000299" calcext:value-type="float">
            <text:p>1</text:p>
          </table:table-cell>
          <table:table-cell table:formula="of:=[.M35]-[.O35]" office:value-type="float" office:value="0.00000000372006070392672" calcext:value-type="float">
            <text:p>3.7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94" calcext:value-type="float">
            <text:p>0.5858142639</text:p>
          </table:table-cell>
          <table:table-cell/>
          <table:table-cell table:style-name="ce3" office:value-type="float" office:value="0.585814263857034" calcext:value-type="float">
            <text:p>0.5858142639</text:p>
          </table:table-cell>
          <table:table-cell/>
          <table:table-cell table:style-name="ce3" office:value-type="float" office:value="1.00000000002076" calcext:value-type="float">
            <text:p>1</text:p>
          </table:table-cell>
          <table:table-cell table:style-name="ce3" office:value-type="float" office:value="0.0000000000121602727887193" calcext:value-type="float">
            <text:p>1.2160272788719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57034" calcext:value-type="float">
            <text:p>0.5858142639</text:p>
          </table:table-cell>
          <table:table-cell/>
          <table:table-cell table:style-name="ce4" table:formula="of:=[.F24]" office:value-type="float" office:value="0.585814263897327" calcext:value-type="float">
            <text:p>0.5858142639</text:p>
          </table:table-cell>
          <table:table-cell/>
          <table:table-cell table:formula="of:=[.M36]/[.O36]" office:value-type="float" office:value="0.999999999931219" calcext:value-type="float">
            <text:p>0.9999999999</text:p>
          </table:table-cell>
          <table:table-cell table:formula="of:=[.M36]-[.O36]" office:value-type="float" office:value="-0.0000000000402929911658134" calcext:value-type="float">
            <text:p>-4.0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2" calcext:value-type="float">
            <text:p>2.1123779933</text:p>
          </table:table-cell>
          <table:table-cell/>
          <table:table-cell table:style-name="ce3" office:value-type="float" office:value="2.11237799323897" calcext:value-type="float">
            <text:p>2.1123779932</text:p>
          </table:table-cell>
          <table:table-cell/>
          <table:table-cell table:style-name="ce3" office:value-type="float" office:value="1.00000000002076" calcext:value-type="float">
            <text:p>1</text:p>
          </table:table-cell>
          <table:table-cell table:style-name="ce3" office:value-type="float" office:value="0.0000000000438467040453361" calcext:value-type="float">
            <text:p>4.3846704045336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3897" calcext:value-type="float">
            <text:p>2.1123779932</text:p>
          </table:table-cell>
          <table:table-cell/>
          <table:table-cell table:style-name="ce4" table:formula="of:=[.F25]" office:value-type="float" office:value="2.11237799338426" calcext:value-type="float">
            <text:p>2.1123779934</text:p>
          </table:table-cell>
          <table:table-cell/>
          <table:table-cell table:formula="of:=[.M37]/[.O37]" office:value-type="float" office:value="0.99999999993122" calcext:value-type="float">
            <text:p>0.9999999999</text:p>
          </table:table-cell>
          <table:table-cell table:formula="of:=[.M37]-[.O37]" office:value-type="float" office:value="-0.000000000145290002251386" calcext:value-type="float">
            <text:p>-1.4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22" calcext:value-type="float">
            <text:p>0.8414698159</text:p>
          </table:table-cell>
          <table:table-cell/>
          <table:table-cell table:style-name="ce3" office:value-type="float" office:value="0.841469815845657" calcext:value-type="float">
            <text:p>0.8414698158</text:p>
          </table:table-cell>
          <table:table-cell/>
          <table:table-cell table:style-name="ce3" office:value-type="float" office:value="1.00000000002076" calcext:value-type="float">
            <text:p>1</text:p>
          </table:table-cell>
          <table:table-cell table:style-name="ce3" office:value-type="float" office:value="0.0000000000174648073780759" calcext:value-type="float">
            <text:p>1.74648073780759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45657" calcext:value-type="float">
            <text:p>0.8414698158</text:p>
          </table:table-cell>
          <table:table-cell/>
          <table:table-cell table:style-name="ce4" table:formula="of:=[.F26]" office:value-type="float" office:value="0.841469815903535" calcext:value-type="float">
            <text:p>0.8414698159</text:p>
          </table:table-cell>
          <table:table-cell/>
          <table:table-cell table:formula="of:=[.M38]/[.O38]" office:value-type="float" office:value="0.999999999931218" calcext:value-type="float">
            <text:p>0.9999999999</text:p>
          </table:table-cell>
          <table:table-cell table:formula="of:=[.M38]-[.O38]" office:value-type="float" office:value="-0.0000000000578780356974562" calcext:value-type="float">
            <text:p>-5.7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70006239588838" calcext:value-type="float">
            <text:p>2.7000623958883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6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13686837721616" calcext:value-type="float">
            <text:p>-1.1368683772161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194" calcext:value-type="float">
            <text:p>0.5858142639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999999999999965" calcext:value-type="float">
            <text:p>1</text:p>
          </table:table-cell>
          <table:table-cell table:style-name="ce3" office:value-type="float" office:value="-0.0000000000000202060590481778" calcext:value-type="float">
            <text:p>-2.0206059048177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14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2" calcext:value-type="float">
            <text:p>2.1123779933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0.999999999999966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9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22" calcext:value-type="float">
            <text:p>0.8414698159</text:p>
          </table:table-cell>
          <table:table-cell/>
          <table:table-cell table:style-name="ce3" office:value-type="float" office:value="0.841469815863149" calcext:value-type="float">
            <text:p>0.8414698159</text:p>
          </table:table-cell>
          <table:table-cell/>
          <table:table-cell table:style-name="ce3" office:value-type="float" office:value="0.999999999999967" calcext:value-type="float">
            <text:p>1</text:p>
          </table:table-cell>
          <table:table-cell table:style-name="ce3" office:value-type="float" office:value="-0.0000000000000276445533131664" calcext:value-type="float">
            <text:p>-2.76445533131664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49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49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style-name="ce4" table:formula="of:=[.F33]" office:value-type="float" office:value="866.248499127598" calcext:value-type="float">
            <text:p>866.2484991276</text:p>
          </table:table-cell>
          <table:table-cell/>
          <table:table-cell table:formula="of:=[.M57]/[.O57]" office:value-type="float" office:value="0.999999999999062" calcext:value-type="float">
            <text:p>1</text:p>
          </table:table-cell>
          <table:table-cell table:formula="of:=[.M57]-[.O57]" office:value-type="float" office:value="-0.000000000812065081845503" calcext:value-type="float">
            <text:p>-8.1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34]" office:value-type="float" office:value="3123.59117749306" calcext:value-type="float">
            <text:p>3123.5911774931</text:p>
          </table:table-cell>
          <table:table-cell/>
          <table:table-cell table:formula="of:=[.M58]/[.O58]" office:value-type="float" office:value="0.999999999999065" calcext:value-type="float">
            <text:p>1</text:p>
          </table:table-cell>
          <table:table-cell table:formula="of:=[.M58]-[.O58]" office:value-type="float" office:value="-0.00000000291993274004199" calcext:value-type="float">
            <text:p>-2.9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4718" calcext:value-type="float">
            <text:p>1244.2885228472</text:p>
          </table:table-cell>
          <table:table-cell/>
          <table:table-cell table:formula="of:=[.M59]/[.O59]" office:value-type="float" office:value="0.99999999999906" calcext:value-type="float">
            <text:p>1</text:p>
          </table:table-cell>
          <table:table-cell table:formula="of:=[.M59]-[.O59]" office:value-type="float" office:value="-0.00000000117006493383087" calcext:value-type="float">
            <text:p>-1.1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36]" office:value-type="float" office:value="0.585814263857034" calcext:value-type="float">
            <text:p>0.5858142639</text:p>
          </table:table-cell>
          <table:table-cell/>
          <table:table-cell table:formula="of:=[.M60]/[.O60]" office:value-type="float" office:value="1.00000000002079" calcext:value-type="float">
            <text:p>1</text:p>
          </table:table-cell>
          <table:table-cell table:formula="of:=[.M60]-[.O60]" office:value-type="float" office:value="0.0000000000121800347585577" calcext:value-type="float">
            <text:p>1.2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37]" office:value-type="float" office:value="2.11237799323897" calcext:value-type="float">
            <text:p>2.1123779932</text:p>
          </table:table-cell>
          <table:table-cell/>
          <table:table-cell table:formula="of:=[.M61]/[.O61]" office:value-type="float" office:value="1.00000000002079" calcext:value-type="float">
            <text:p>1</text:p>
          </table:table-cell>
          <table:table-cell table:formula="of:=[.M61]-[.O61]" office:value-type="float" office:value="0.0000000000439199787649613" calcext:value-type="float">
            <text:p>4.3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49" calcext:value-type="float">
            <text:p>0.8414698159</text:p>
          </table:table-cell>
          <table:table-cell/>
          <table:table-cell table:style-name="ce4" table:formula="of:=[.F38]" office:value-type="float" office:value="0.841469815845657" calcext:value-type="float">
            <text:p>0.8414698158</text:p>
          </table:table-cell>
          <table:table-cell/>
          <table:table-cell table:formula="of:=[.M62]/[.O62]" office:value-type="float" office:value="1.00000000002079" calcext:value-type="float">
            <text:p>1</text:p>
          </table:table-cell>
          <table:table-cell table:formula="of:=[.M62]-[.O62]" office:value-type="float" office:value="0.0000000000174920078421792" calcext:value-type="float">
            <text:p>1.7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style-name="ce4" table:formula="of:=[.F21]" office:value-type="float" office:value="866.248499125013" calcext:value-type="float">
            <text:p>866.248499125</text:p>
          </table:table-cell>
          <table:table-cell/>
          <table:table-cell table:formula="of:=[.M69]/[.O69]" office:value-type="float" office:value="1.00000000000205" calcext:value-type="float">
            <text:p>1</text:p>
          </table:table-cell>
          <table:table-cell table:formula="of:=[.M69]-[.O69]" office:value-type="float" office:value="0.0000000017729462342686" calcext:value-type="float">
            <text:p>1.7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4" calcext:value-type="float">
            <text:p>3123.5911774901</text:p>
          </table:table-cell>
          <table:table-cell/>
          <table:table-cell table:style-name="ce4" table:formula="of:=[.F22]" office:value-type="float" office:value="3123.59117748374" calcext:value-type="float">
            <text:p>3123.5911774837</text:p>
          </table:table-cell>
          <table:table-cell/>
          <table:table-cell table:formula="of:=[.M70]/[.O70]" office:value-type="float" office:value="1.00000000000205" calcext:value-type="float">
            <text:p>1</text:p>
          </table:table-cell>
          <table:table-cell table:formula="of:=[.M70]-[.O70]" office:value-type="float" office:value="0.0000000064001142163761" calcext:value-type="float">
            <text:p>6.4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346" calcext:value-type="float">
            <text:p>1244.2885228435</text:p>
          </table:table-cell>
          <table:table-cell/>
          <table:table-cell table:formula="of:=[.M71]/[.O71]" office:value-type="float" office:value="1.00000000000205" calcext:value-type="float">
            <text:p>1</text:p>
          </table:table-cell>
          <table:table-cell table:formula="of:=[.M71]-[.O71]" office:value-type="float" office:value="0.00000000254999577009585" calcext:value-type="float">
            <text:p>2.5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24]" office:value-type="float" office:value="0.585814263897327" calcext:value-type="float">
            <text:p>0.5858142639</text:p>
          </table:table-cell>
          <table:table-cell/>
          <table:table-cell table:formula="of:=[.M72]/[.O72]" office:value-type="float" office:value="0.999999999952011" calcext:value-type="float">
            <text:p>1</text:p>
          </table:table-cell>
          <table:table-cell table:formula="of:=[.M72]-[.O72]" office:value-type="float" office:value="-0.0000000000281129564072558" calcext:value-type="float">
            <text:p>-2.81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25]" office:value-type="float" office:value="2.11237799338426" calcext:value-type="float">
            <text:p>2.1123779934</text:p>
          </table:table-cell>
          <table:table-cell/>
          <table:table-cell table:formula="of:=[.M73]/[.O73]" office:value-type="float" office:value="0.999999999952011" calcext:value-type="float">
            <text:p>1</text:p>
          </table:table-cell>
          <table:table-cell table:formula="of:=[.M73]-[.O73]" office:value-type="float" office:value="-0.000000000101370023486425" calcext:value-type="float">
            <text:p>-1.0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49" calcext:value-type="float">
            <text:p>0.8414698159</text:p>
          </table:table-cell>
          <table:table-cell/>
          <table:table-cell table:style-name="ce4" table:formula="of:=[.F26]" office:value-type="float" office:value="0.841469815903535" calcext:value-type="float">
            <text:p>0.8414698159</text:p>
          </table:table-cell>
          <table:table-cell/>
          <table:table-cell table:formula="of:=[.M74]/[.O74]" office:value-type="float" office:value="0.999999999952005" calcext:value-type="float">
            <text:p>1</text:p>
          </table:table-cell>
          <table:table-cell table:formula="of:=[.M74]-[.O74]" office:value-type="float" office:value="-0.000000000040386027855277" calcext:value-type="float">
            <text:p>-4.0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57" calcext:value-type="float">
            <text:p>866.248499126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657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8936" calcext:value-type="float">
            <text:p>3123.591177489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8936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57" calcext:value-type="float">
            <text:p>1244.288522845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57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214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72613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72613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9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9514" calcext:value-type="float">
            <text:p>2.11237799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29514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51" calcext:value-type="float">
            <text:p>0.8414698159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51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8033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68033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57" calcext:value-type="float">
            <text:p>866.2484991266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0.000000000215777617995627" calcext:value-type="float">
            <text:p>2.1577761799562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91" calcext:value-type="float">
            <text:p>866.248499126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691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8936" calcext:value-type="float">
            <text:p>3123.5911774894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0.000000000774434738559648" calcext:value-type="float">
            <text:p>7.7443473855964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58" calcext:value-type="float">
            <text:p>3123.591177490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058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57" calcext:value-type="float">
            <text:p>1244.2885228457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0.000000000309228198602796" calcext:value-type="float">
            <text:p>3.0922819860279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19" calcext:value-type="float">
            <text:p>1244.288522846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61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72613" calcext:value-type="float">
            <text:p>0.5858142639</text:p>
          </table:table-cell>
          <table:table-cell/>
          <table:table-cell table:style-name="ce3" office:value-type="float" office:value="0.999999999994198" calcext:value-type="float">
            <text:p>1</text:p>
          </table:table-cell>
          <table:table-cell table:style-name="ce3" office:value-type="float" office:value="-0.00000000000339872574528499" calcext:value-type="float">
            <text:p>-3.3987257452849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7362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67362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9514" calcext:value-type="float">
            <text:p>2.1123779933</text:p>
          </table:table-cell>
          <table:table-cell/>
          <table:table-cell table:style-name="ce3" office:value-type="float" office:value="0.999999999994198" calcext:value-type="float">
            <text:p>1</text:p>
          </table:table-cell>
          <table:table-cell table:style-name="ce3" office:value-type="float" office:value="-0.0000000000122550858350223" calcext:value-type="float">
            <text:p>-1.2255085835022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7621" calcext:value-type="float">
            <text:p>2.112377993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7621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8033" calcext:value-type="float">
            <text:p>0.8414698159</text:p>
          </table:table-cell>
          <table:table-cell/>
          <table:table-cell table:style-name="ce3" office:value-type="float" office:value="0.999999999994198" calcext:value-type="float">
            <text:p>1</text:p>
          </table:table-cell>
          <table:table-cell table:style-name="ce3" office:value-type="float" office:value="-0.00000000000488187268388174" calcext:value-type="float">
            <text:p>-4.8818726838817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049" calcext:value-type="float">
            <text:p>0.841469815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6049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91" calcext:value-type="float">
            <text:p>866.2484991269</text:p>
          </table:table-cell>
          <table:table-cell/>
          <table:table-cell table:style-name="ce3" office:value-type="float" office:value="0.999999999999856" calcext:value-type="float">
            <text:p>1</text:p>
          </table:table-cell>
          <table:table-cell table:style-name="ce3" office:value-type="float" office:value="-0.000000000124600774142891" calcext:value-type="float">
            <text:p>-1.2460077414289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691" calcext:value-type="float">
            <text:p>866.2484991269</text:p>
          </table:table-cell>
          <table:table-cell/>
          <table:table-cell table:style-name="ce4" table:formula="of:=[.F21]" office:value-type="float" office:value="866.24849912657" calcext:value-type="float">
            <text:p>866.2484991266</text:p>
          </table:table-cell>
          <table:table-cell/>
          <table:table-cell table:formula="of:=[.M33]/[.O33]" office:value-type="float" office:value="1.00000000000039" calcext:value-type="float">
            <text:p>1</text:p>
          </table:table-cell>
          <table:table-cell table:formula="of:=[.M33]-[.O33]" office:value-type="float" office:value="0.000000000340037331625354" calcext:value-type="float">
            <text:p>3.4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58" calcext:value-type="float">
            <text:p>3123.5911774906</text:p>
          </table:table-cell>
          <table:table-cell/>
          <table:table-cell table:style-name="ce3" office:value-type="float" office:value="0.999999999999857" calcext:value-type="float">
            <text:p>1</text:p>
          </table:table-cell>
          <table:table-cell table:style-name="ce3" office:value-type="float" office:value="-0.000000000446561898570508" calcext:value-type="float">
            <text:p>-4.4656189857050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058" calcext:value-type="float">
            <text:p>3123.5911774906</text:p>
          </table:table-cell>
          <table:table-cell/>
          <table:table-cell table:style-name="ce4" table:formula="of:=[.F22]" office:value-type="float" office:value="3123.59117748936" calcext:value-type="float">
            <text:p>3123.5911774894</text:p>
          </table:table-cell>
          <table:table-cell/>
          <table:table-cell table:formula="of:=[.M34]/[.O34]" office:value-type="float" office:value="1.00000000000039" calcext:value-type="float">
            <text:p>1</text:p>
          </table:table-cell>
          <table:table-cell table:formula="of:=[.M34]-[.O34]" office:value-type="float" office:value="0.00000000122008714242838" calcext:value-type="float">
            <text:p>1.2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19" calcext:value-type="float">
            <text:p>1244.2885228462</text:p>
          </table:table-cell>
          <table:table-cell/>
          <table:table-cell table:style-name="ce3" office:value-type="float" office:value="0.999999999999858" calcext:value-type="float">
            <text:p>1</text:p>
          </table:table-cell>
          <table:table-cell table:style-name="ce3" office:value-type="float" office:value="-0.000000000176669345819391" calcext:value-type="float">
            <text:p>-1.7666934581939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619" calcext:value-type="float">
            <text:p>1244.2885228462</text:p>
          </table:table-cell>
          <table:table-cell/>
          <table:table-cell table:style-name="ce4" table:formula="of:=[.F23]" office:value-type="float" office:value="1244.2885228457" calcext:value-type="float">
            <text:p>1244.2885228457</text:p>
          </table:table-cell>
          <table:table-cell/>
          <table:table-cell table:formula="of:=[.M35]/[.O35]" office:value-type="float" office:value="1.00000000000039" calcext:value-type="float">
            <text:p>1</text:p>
          </table:table-cell>
          <table:table-cell table:formula="of:=[.M35]-[.O35]" office:value-type="float" office:value="0.000000000489990270580165" calcext:value-type="float">
            <text:p>4.9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7362" calcext:value-type="float">
            <text:p>0.5858142639</text:p>
          </table:table-cell>
          <table:table-cell/>
          <table:table-cell table:style-name="ce3" office:value-type="float" office:value="1.00000000000316" calcext:value-type="float">
            <text:p>1</text:p>
          </table:table-cell>
          <table:table-cell table:style-name="ce3" office:value-type="float" office:value="0.00000000000185207404967969" calcext:value-type="float">
            <text:p>1.8520740496796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67362" calcext:value-type="float">
            <text:p>0.5858142639</text:p>
          </table:table-cell>
          <table:table-cell/>
          <table:table-cell table:style-name="ce4" table:formula="of:=[.F24]" office:value-type="float" office:value="0.585814263872613" calcext:value-type="float">
            <text:p>0.5858142639</text:p>
          </table:table-cell>
          <table:table-cell/>
          <table:table-cell table:formula="of:=[.M36]/[.O36]" office:value-type="float" office:value="0.999999999991036" calcext:value-type="float">
            <text:p>1</text:p>
          </table:table-cell>
          <table:table-cell table:formula="of:=[.M36]-[.O36]" office:value-type="float" office:value="-0.0000000000052510218395696" calcext:value-type="float">
            <text:p>-5.25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7621" calcext:value-type="float">
            <text:p>2.1123779933</text:p>
          </table:table-cell>
          <table:table-cell/>
          <table:table-cell table:style-name="ce3" office:value-type="float" office:value="1.00000000000316" calcext:value-type="float">
            <text:p>1</text:p>
          </table:table-cell>
          <table:table-cell table:style-name="ce3" office:value-type="float" office:value="0.00000000000668221034061389" calcext:value-type="float">
            <text:p>6.6822103406138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7621" calcext:value-type="float">
            <text:p>2.1123779933</text:p>
          </table:table-cell>
          <table:table-cell/>
          <table:table-cell table:style-name="ce4" table:formula="of:=[.F25]" office:value-type="float" office:value="2.11237799329514" calcext:value-type="float">
            <text:p>2.1123779933</text:p>
          </table:table-cell>
          <table:table-cell/>
          <table:table-cell table:formula="of:=[.M37]/[.O37]" office:value-type="float" office:value="0.999999999991039" calcext:value-type="float">
            <text:p>1</text:p>
          </table:table-cell>
          <table:table-cell table:formula="of:=[.M37]-[.O37]" office:value-type="float" office:value="-0.0000000000189297466590688" calcext:value-type="float">
            <text:p>-1.8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049" calcext:value-type="float">
            <text:p>0.8414698159</text:p>
          </table:table-cell>
          <table:table-cell/>
          <table:table-cell table:style-name="ce3" office:value-type="float" office:value="1.00000000000316" calcext:value-type="float">
            <text:p>1</text:p>
          </table:table-cell>
          <table:table-cell table:style-name="ce3" office:value-type="float" office:value="0.00000000000266064947851419" calcext:value-type="float">
            <text:p>2.66064947851419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6049" calcext:value-type="float">
            <text:p>0.8414698159</text:p>
          </table:table-cell>
          <table:table-cell/>
          <table:table-cell table:style-name="ce4" table:formula="of:=[.F26]" office:value-type="float" office:value="0.841469815868033" calcext:value-type="float">
            <text:p>0.8414698159</text:p>
          </table:table-cell>
          <table:table-cell/>
          <table:table-cell table:formula="of:=[.M38]/[.O38]" office:value-type="float" office:value="0.999999999991036" calcext:value-type="float">
            <text:p>1</text:p>
          </table:table-cell>
          <table:table-cell table:formula="of:=[.M38]-[.O38]" office:value-type="float" office:value="-0.00000000000754307727390824" calcext:value-type="float">
            <text:p>-7.54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7" calcext:value-type="float">
            <text:p>866.2484991268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7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3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3.33066907387547E-016" calcext:value-type="float">
            <text:p>-3.3306690738754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14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9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315" calcext:value-type="float">
            <text:p>0.84146981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55111512312578E-016" calcext:value-type="float">
            <text:p>5.5511151231257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5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27897692436818" calcext:value-type="float">
            <text:p>-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33]" office:value-type="float" office:value="866.24849912691" calcext:value-type="float">
            <text:p>866.2484991269</text:p>
          </table:table-cell>
          <table:table-cell/>
          <table:table-cell table:formula="of:=[.M57]/[.O57]" office:value-type="float" office:value="0.999999999999858" calcext:value-type="float">
            <text:p>1</text:p>
          </table:table-cell>
          <table:table-cell table:formula="of:=[.M57]-[.O57]" office:value-type="float" office:value="-0.000000000123009158414789" calcext:value-type="float">
            <text:p>-1.23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34]" office:value-type="float" office:value="3123.59117749058" calcext:value-type="float">
            <text:p>3123.5911774906</text:p>
          </table:table-cell>
          <table:table-cell/>
          <table:table-cell table:formula="of:=[.M58]/[.O58]" office:value-type="float" office:value="0.999999999999856" calcext:value-type="float">
            <text:p>1</text:p>
          </table:table-cell>
          <table:table-cell table:formula="of:=[.M58]-[.O58]" office:value-type="float" office:value="-0.000000000449745130026713" calcext:value-type="float">
            <text:p>-4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4619" calcext:value-type="float">
            <text:p>1244.2885228462</text:p>
          </table:table-cell>
          <table:table-cell/>
          <table:table-cell table:formula="of:=[.M59]/[.O59]" office:value-type="float" office:value="0.999999999999855" calcext:value-type="float">
            <text:p>1</text:p>
          </table:table-cell>
          <table:table-cell table:formula="of:=[.M59]-[.O59]" office:value-type="float" office:value="-0.00000000018007995095104" calcext:value-type="float">
            <text:p>-1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36]" office:value-type="float" office:value="0.585814263867362" calcext:value-type="float">
            <text:p>0.5858142639</text:p>
          </table:table-cell>
          <table:table-cell/>
          <table:table-cell table:formula="of:=[.M60]/[.O60]" office:value-type="float" office:value="1.00000000000316" calcext:value-type="float">
            <text:p>1</text:p>
          </table:table-cell>
          <table:table-cell table:formula="of:=[.M60]-[.O60]" office:value-type="float" office:value="0.00000000000185207404967969" calcext:value-type="float">
            <text:p>1.85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37]" office:value-type="float" office:value="2.11237799327621" calcext:value-type="float">
            <text:p>2.1123779933</text:p>
          </table:table-cell>
          <table:table-cell/>
          <table:table-cell table:formula="of:=[.M61]/[.O61]" office:value-type="float" office:value="1.00000000000316" calcext:value-type="float">
            <text:p>1</text:p>
          </table:table-cell>
          <table:table-cell table:formula="of:=[.M61]-[.O61]" office:value-type="float" office:value="0.00000000000667998989456464" calcext:value-type="float">
            <text:p>6.6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style-name="ce4" table:formula="of:=[.F38]" office:value-type="float" office:value="0.84146981586049" calcext:value-type="float">
            <text:p>0.8414698159</text:p>
          </table:table-cell>
          <table:table-cell/>
          <table:table-cell table:formula="of:=[.M62]/[.O62]" office:value-type="float" office:value="1.00000000000316" calcext:value-type="float">
            <text:p>1</text:p>
          </table:table-cell>
          <table:table-cell table:formula="of:=[.M62]-[.O62]" office:value-type="float" office:value="0.00000000000265998334469941" calcext:value-type="float">
            <text:p>2.6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7" calcext:value-type="float">
            <text:p>866.2484991268</text:p>
          </table:table-cell>
          <table:table-cell/>
          <table:table-cell table:style-name="ce4" table:formula="of:=[.F21]" office:value-type="float" office:value="866.24849912657" calcext:value-type="float">
            <text:p>866.2484991266</text:p>
          </table:table-cell>
          <table:table-cell/>
          <table:table-cell table:formula="of:=[.M69]/[.O69]" office:value-type="float" office:value="1.00000000000025" calcext:value-type="float">
            <text:p>1</text:p>
          </table:table-cell>
          <table:table-cell table:formula="of:=[.M69]-[.O69]" office:value-type="float" office:value="0.000000000217028173210565" calcext:value-type="float">
            <text:p>2.17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22]" office:value-type="float" office:value="3123.59117748936" calcext:value-type="float">
            <text:p>3123.5911774894</text:p>
          </table:table-cell>
          <table:table-cell/>
          <table:table-cell table:formula="of:=[.M70]/[.O70]" office:value-type="float" office:value="1.00000000000025" calcext:value-type="float">
            <text:p>1</text:p>
          </table:table-cell>
          <table:table-cell table:formula="of:=[.M70]-[.O70]" office:value-type="float" office:value="0.00000000077034201240167" calcext:value-type="float">
            <text:p>7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57" calcext:value-type="float">
            <text:p>1244.2885228457</text:p>
          </table:table-cell>
          <table:table-cell/>
          <table:table-cell table:formula="of:=[.M71]/[.O71]" office:value-type="float" office:value="1.00000000000025" calcext:value-type="float">
            <text:p>1</text:p>
          </table:table-cell>
          <table:table-cell table:formula="of:=[.M71]-[.O71]" office:value-type="float" office:value="0.000000000309910319629125" calcext:value-type="float">
            <text:p>3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4" calcext:value-type="float">
            <text:p>0.5858142639</text:p>
          </table:table-cell>
          <table:table-cell/>
          <table:table-cell table:style-name="ce4" table:formula="of:=[.F24]" office:value-type="float" office:value="0.585814263872613" calcext:value-type="float">
            <text:p>0.5858142639</text:p>
          </table:table-cell>
          <table:table-cell/>
          <table:table-cell table:formula="of:=[.M72]/[.O72]" office:value-type="float" office:value="0.999999999994198" calcext:value-type="float">
            <text:p>1</text:p>
          </table:table-cell>
          <table:table-cell table:formula="of:=[.M72]-[.O72]" office:value-type="float" office:value="-0.00000000000339894778988992" calcext:value-type="float">
            <text:p>-3.40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25]" office:value-type="float" office:value="2.11237799329514" calcext:value-type="float">
            <text:p>2.1123779933</text:p>
          </table:table-cell>
          <table:table-cell/>
          <table:table-cell table:formula="of:=[.M73]/[.O73]" office:value-type="float" office:value="0.999999999994201" calcext:value-type="float">
            <text:p>1</text:p>
          </table:table-cell>
          <table:table-cell table:formula="of:=[.M73]-[.O73]" office:value-type="float" office:value="-0.0000000000122497567645041" calcext:value-type="float">
            <text:p>-1.2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" calcext:value-type="float">
            <text:p>0.8414698159</text:p>
          </table:table-cell>
          <table:table-cell/>
          <table:table-cell table:style-name="ce4" table:formula="of:=[.F26]" office:value-type="float" office:value="0.841469815868033" calcext:value-type="float">
            <text:p>0.8414698159</text:p>
          </table:table-cell>
          <table:table-cell/>
          <table:table-cell table:formula="of:=[.M74]/[.O74]" office:value-type="float" office:value="0.999999999994197" calcext:value-type="float">
            <text:p>1</text:p>
          </table:table-cell>
          <table:table-cell table:formula="of:=[.M74]-[.O74]" office:value-type="float" office:value="-0.00000000000488309392920883" calcext:value-type="float">
            <text:p>-4.8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772" calcext:value-type="float">
            <text:p>866.248499126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6772" calcext:value-type="float">
            <text:p>-8.6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3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9008" calcext:value-type="float">
            <text:p>3123.5911774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9008" calcext:value-type="float">
            <text:p>-3.12E+003</text:p>
          </table:table-cell>
          <table:table-cell/>
          <table:table-cell table:style-name="ce3" table:formula="of:=SQRT([.D9]*[.D9]+[.D10]*[.D10]+[.D11]*[.D11])" office:value-type="float" office:value="3472.09767063369" calcext:value-type="float">
            <text:p>3472.097670633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09767063369" calcext:value-type="float">
            <text:p>3472.097670633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599" calcext:value-type="float">
            <text:p>1244.28852284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599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214" calcext:value-type="float">
            <text:p>0.5858142639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214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69439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69439" calcext:value-type="float">
            <text:p>-5.8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9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837" calcext:value-type="float">
            <text:p>2.11237799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2837" calcext:value-type="float">
            <text:p>-2.11E+000</text:p>
          </table:table-cell>
          <table:table-cell/>
          <table:table-cell table:style-name="ce3" table:formula="of:=SQRT([.D12]*[.D12]+[.D13]*[.D13]+[.D14]*[.D14])" office:value-type="float" office:value="2.34806102758579" calcext:value-type="float">
            <text:p>2.3480610276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4806102758579" calcext:value-type="float">
            <text:p>2.348061027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51" calcext:value-type="float">
            <text:p>0.8414698159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51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3475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63475" calcext:value-type="float">
            <text:p>-8.41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72" calcext:value-type="float">
            <text:p>866.2484991268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14210854715202" calcext:value-type="float">
            <text:p>1.421085471520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806" calcext:value-type="float">
            <text:p>866.24849912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6806" calcext:value-type="float">
            <text:p>-8.6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08" calcext:value-type="float">
            <text:p>3123.591177490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491127138957381" calcext:value-type="float">
            <text:p>4.9112713895738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21" calcext:value-type="float">
            <text:p>3123.591177490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021" calcext:value-type="float">
            <text:p>-3.12E+003</text:p>
          </table:table-cell>
          <table:table-cell/>
          <table:table-cell table:style-name="ce3" table:formula="of:=SQRT([.D21]*[.D21]+[.D22]*[.D22]+[.D23]*[.D23])" office:value-type="float" office:value="3472.09767063369" calcext:value-type="float">
            <text:p>3472.0976706337</text:p>
          </table:table-cell>
          <table:table-cell/>
          <table:table-cell table:style-name="ce3" table:formula="of:=SQRT([.F21]*[.F21]+[.F22]*[.F22]+[.F23]*[.F23])" office:value-type="float" office:value="3472.09767063363" calcext:value-type="float">
            <text:p>3472.0976706336</text:p>
          </table:table-cell>
          <table:table-cell/>
          <table:table-cell table:formula="of:=[.T22]/[.V22]" office:value-type="float" office:value="1.00000000000002" calcext:value-type="float">
            <text:p>1</text:p>
          </table:table-cell>
          <table:table-cell table:formula="of:=[.T22]-[.V22]" office:value-type="float" office:value="0.0000000000554791768081486" calcext:value-type="float">
            <text:p>5.5479176808148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599" calcext:value-type="float">
            <text:p>1244.288522846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197815097635612" calcext:value-type="float">
            <text:p>1.9781509763561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04" calcext:value-type="float">
            <text:p>1244.28852284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604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439" calcext:value-type="float">
            <text:p>0.5858142639</text:p>
          </table:table-cell>
          <table:table-cell/>
          <table:table-cell table:style-name="ce3" office:value-type="float" office:value="0.999999999999616" calcext:value-type="float">
            <text:p>1</text:p>
          </table:table-cell>
          <table:table-cell table:style-name="ce3" office:value-type="float" office:value="-0.000000000000224709140184132" calcext:value-type="float">
            <text:p>-2.24709140184132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893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6893" calcext:value-type="float">
            <text:p>-5.8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37" calcext:value-type="float">
            <text:p>2.1123779933</text:p>
          </table:table-cell>
          <table:table-cell/>
          <table:table-cell table:style-name="ce3" office:value-type="float" office:value="0.999999999999616" calcext:value-type="float">
            <text:p>1</text:p>
          </table:table-cell>
          <table:table-cell table:style-name="ce3" office:value-type="float" office:value="-0.000000000000811795075605914" calcext:value-type="float">
            <text:p>-8.11795075605914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8186" calcext:value-type="float">
            <text:p>2.112377993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8186" calcext:value-type="float">
            <text:p>-2.11E+000</text:p>
          </table:table-cell>
          <table:table-cell/>
          <table:table-cell table:style-name="ce3" table:formula="of:=SQRT([.D24]*[.D24]+[.D25]*[.D25]+[.D26]*[.D26])" office:value-type="float" office:value="2.34806102758579" calcext:value-type="float">
            <text:p>2.3480610276</text:p>
          </table:table-cell>
          <table:table-cell/>
          <table:table-cell table:style-name="ce3" table:formula="of:=SQRT([.F24]*[.F24]+[.F25]*[.F25]+[.F26]*[.F26])" office:value-type="float" office:value="2.34806102758669" calcext:value-type="float">
            <text:p>2.3480610276</text:p>
          </table:table-cell>
          <table:table-cell/>
          <table:table-cell table:formula="of:=[.T25]/[.V25]" office:value-type="float" office:value="0.999999999999616" calcext:value-type="float">
            <text:p>1</text:p>
          </table:table-cell>
          <table:table-cell table:formula="of:=[.T25]-[.V25]" office:value-type="float" office:value="-0.000000000000900612917575927" calcext:value-type="float">
            <text:p>-9.00612917575927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3475" calcext:value-type="float">
            <text:p>0.8414698159</text:p>
          </table:table-cell>
          <table:table-cell/>
          <table:table-cell table:style-name="ce3" office:value-type="float" office:value="0.999999999999615" calcext:value-type="float">
            <text:p>1</text:p>
          </table:table-cell>
          <table:table-cell table:style-name="ce3" office:value-type="float" office:value="-0.000000000000323963078585621" calcext:value-type="float">
            <text:p>-3.2396307858562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2742" calcext:value-type="float">
            <text:p>0.841469815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62742" calcext:value-type="float">
            <text:p>-8.41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12638803734444" calcext:value-type="float">
            <text:p>3.1263880373444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1" calcext:value-type="float">
            <text:p>3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806" calcext:value-type="float">
            <text:p>866.2484991268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203499439521693" calcext:value-type="float">
            <text:p>-2.0349943952169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6806" calcext:value-type="float">
            <text:p>866.2484991268</text:p>
          </table:table-cell>
          <table:table-cell/>
          <table:table-cell table:style-name="ce4" table:formula="of:=[.F21]" office:value-type="float" office:value="866.248499126772" calcext:value-type="float">
            <text:p>866.2484991268</text:p>
          </table:table-cell>
          <table:table-cell/>
          <table:table-cell table:formula="of:=[.M33]/[.O33]" office:value-type="float" office:value="1.00000000000004" calcext:value-type="float">
            <text:p>1</text:p>
          </table:table-cell>
          <table:table-cell table:formula="of:=[.M33]-[.O33]" office:value-type="float" office:value="0.0000000000339923644787632" calcext:value-type="float">
            <text:p>3.4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21" calcext:value-type="float">
            <text:p>3123.5911774902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0.0000000000727595761418343" calcext:value-type="float">
            <text:p>-7.27595761418343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021" calcext:value-type="float">
            <text:p>3123.5911774902</text:p>
          </table:table-cell>
          <table:table-cell/>
          <table:table-cell table:style-name="ce4" table:formula="of:=[.F22]" office:value-type="float" office:value="3123.59117749008" calcext:value-type="float">
            <text:p>3123.5911774901</text:p>
          </table:table-cell>
          <table:table-cell/>
          <table:table-cell table:formula="of:=[.M34]/[.O34]" office:value-type="float" office:value="1.00000000000004" calcext:value-type="float">
            <text:p>1</text:p>
          </table:table-cell>
          <table:table-cell table:formula="of:=[.M34]-[.O34]" office:value-type="float" office:value="0.000000000130057742353529" calcext:value-type="float">
            <text:p>1.30E-010</text:p>
          </table:table-cell>
          <table:table-cell/>
          <table:table-cell table:style-name="ce3" table:formula="of:=SQRT([.D33]*[.D33]+[.D34]*[.D34]+[.D35]*[.D35])" office:value-type="float" office:value="3472.09767063369" calcext:value-type="float">
            <text:p>3472.0976706337</text:p>
          </table:table-cell>
          <table:table-cell/>
          <table:table-cell table:style-name="ce3" table:formula="of:=SQRT([.F33]*[.F33]+[.F34]*[.F34]+[.F35]*[.F35])" office:value-type="float" office:value="3472.09767063378" calcext:value-type="float">
            <text:p>3472.0976706338</text:p>
          </table:table-cell>
          <table:table-cell/>
          <table:table-cell table:formula="of:=[.T34]/[.V34]" office:value-type="float" office:value="0.999999999999975" calcext:value-type="float">
            <text:p>1</text:p>
          </table:table-cell>
          <table:table-cell table:formula="of:=[.T34]-[.V34]" office:value-type="float" office:value="-0.0000000000877662387210876" calcext:value-type="float">
            <text:p>-8.7766238721087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4" calcext:value-type="float">
            <text:p>1244.288522846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-0.0000000000302406988339499" calcext:value-type="float">
            <text:p>-3.02406988339499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604" calcext:value-type="float">
            <text:p>1244.288522846</text:p>
          </table:table-cell>
          <table:table-cell/>
          <table:table-cell table:style-name="ce4" table:formula="of:=[.F23]" office:value-type="float" office:value="1244.28852284599" calcext:value-type="float">
            <text:p>1244.288522846</text:p>
          </table:table-cell>
          <table:table-cell/>
          <table:table-cell table:formula="of:=[.M35]/[.O35]" office:value-type="float" office:value="1.00000000000004" calcext:value-type="float">
            <text:p>1</text:p>
          </table:table-cell>
          <table:table-cell table:formula="of:=[.M35]-[.O35]" office:value-type="float" office:value="0.0000000000500222085975111" calcext:value-type="float">
            <text:p>5.00E-01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893" calcext:value-type="float">
            <text:p>0.5858142639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0000284550161211428" calcext:value-type="float">
            <text:p>2.84550161211428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6893" calcext:value-type="float">
            <text:p>0.5858142639</text:p>
          </table:table-cell>
          <table:table-cell/>
          <table:table-cell table:style-name="ce4" table:formula="of:=[.F24]" office:value-type="float" office:value="0.585814263869439" calcext:value-type="float">
            <text:p>0.5858142639</text:p>
          </table:table-cell>
          <table:table-cell/>
          <table:table-cell table:formula="of:=[.M36]/[.O36]" office:value-type="float" office:value="0.999999999999131" calcext:value-type="float">
            <text:p>1</text:p>
          </table:table-cell>
          <table:table-cell table:formula="of:=[.M36]-[.O36]" office:value-type="float" office:value="-0.000000000000509037256790634" calcext:value-type="float">
            <text:p>-5.09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186" calcext:value-type="float">
            <text:p>2.1123779933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000102717834238319" calcext:value-type="float">
            <text:p>1.0271783423831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8186" calcext:value-type="float">
            <text:p>2.1123779933</text:p>
          </table:table-cell>
          <table:table-cell/>
          <table:table-cell table:style-name="ce4" table:formula="of:=[.F25]" office:value-type="float" office:value="2.1123779932837" calcext:value-type="float">
            <text:p>2.1123779933</text:p>
          </table:table-cell>
          <table:table-cell/>
          <table:table-cell table:formula="of:=[.M37]/[.O37]" office:value-type="float" office:value="0.999999999999129" calcext:value-type="float">
            <text:p>1</text:p>
          </table:table-cell>
          <table:table-cell table:formula="of:=[.M37]-[.O37]" office:value-type="float" office:value="-0.00000000000184030568561866" calcext:value-type="float">
            <text:p>-1.84E-012</text:p>
          </table:table-cell>
          <table:table-cell/>
          <table:table-cell table:style-name="ce3" table:formula="of:=SQRT([.D36]*[.D36]+[.D37]*[.D37]+[.D38]*[.D38])" office:value-type="float" office:value="2.34806102758579" calcext:value-type="float">
            <text:p>2.3480610276</text:p>
          </table:table-cell>
          <table:table-cell/>
          <table:table-cell table:style-name="ce3" table:formula="of:=SQRT([.F36]*[.F36]+[.F37]*[.F37]+[.F38]*[.F38])" office:value-type="float" office:value="2.34806102758465" calcext:value-type="float">
            <text:p>2.3480610276</text:p>
          </table:table-cell>
          <table:table-cell/>
          <table:table-cell table:formula="of:=[.T37]/[.V37]" office:value-type="float" office:value="1.00000000000049" calcext:value-type="float">
            <text:p>1</text:p>
          </table:table-cell>
          <table:table-cell table:formula="of:=[.T37]-[.V37]" office:value-type="float" office:value="0.00000000000114441789378361" calcext:value-type="float">
            <text:p>1.14441789378361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2742" calcext:value-type="float">
            <text:p>0.8414698159</text:p>
          </table:table-cell>
          <table:table-cell/>
          <table:table-cell table:style-name="ce3" office:value-type="float" office:value="1.00000000000049" calcext:value-type="float">
            <text:p>1</text:p>
          </table:table-cell>
          <table:table-cell table:style-name="ce3" office:value-type="float" office:value="0.000000000000408895139969445" calcext:value-type="float">
            <text:p>4.0889513996944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62742" calcext:value-type="float">
            <text:p>0.8414698159</text:p>
          </table:table-cell>
          <table:table-cell/>
          <table:table-cell table:style-name="ce4" table:formula="of:=[.F26]" office:value-type="float" office:value="0.841469815863475" calcext:value-type="float">
            <text:p>0.8414698159</text:p>
          </table:table-cell>
          <table:table-cell/>
          <table:table-cell table:formula="of:=[.M38]/[.O38]" office:value-type="float" office:value="0.999999999999129" calcext:value-type="float">
            <text:p>1</text:p>
          </table:table-cell>
          <table:table-cell table:formula="of:=[.M38]-[.O38]" office:value-type="float" office:value="-0.000000000000732969240857528" calcext:value-type="float">
            <text:p>-7.33E-0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84741111297626" calcext:value-type="float">
            <text:p>1.8474111129762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341060513164848" calcext:value-type="float">
            <text:p>-3.4106051316484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6.248499126786" calcext:value-type="float">
            <text:p>-8.66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3.59117749013" calcext:value-type="float">
            <text:p>-3.12E+003</text:p>
          </table:table-cell>
          <table:table-cell/>
          <table:table-cell table:style-name="ce3" table:formula="of:=SQRT([.D45]*[.D45]+[.D46]*[.D46]+[.D47]*[.D47])" office:value-type="float" office:value="3472.09767063369" calcext:value-type="float">
            <text:p>3472.0976706337</text:p>
          </table:table-cell>
          <table:table-cell/>
          <table:table-cell table:style-name="ce3" table:formula="of:=SQRT([.F45]*[.F45]+[.F46]*[.F46]+[.F47]*[.F47])" office:value-type="float" office:value="3472.09767063369" calcext:value-type="float">
            <text:p>3472.0976706337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204636307898909" calcext:value-type="float">
            <text:p>-2.0463630789890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28852284601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4" calcext:value-type="float">
            <text:p>0.5858142639</text:p>
          </table:table-cell>
          <table:table-cell/>
          <table:table-cell table:style-name="ce3" office:value-type="float" office:value="0.585814263869215" calcext:value-type="float">
            <text:p>0.585814263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4.44089209850063E-016" calcext:value-type="float">
            <text:p>-4.4408920985006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585814263869215" calcext:value-type="float">
            <text:p>0.585814263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585814263869215" calcext:value-type="float">
            <text:p>-5.8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88178419700125E-016" calcext:value-type="float">
            <text:p>8.88178419700125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11237799328289" calcext:value-type="float">
            <text:p>-2.11E+000</text:p>
          </table:table-cell>
          <table:table-cell/>
          <table:table-cell table:style-name="ce3" table:formula="of:=SQRT([.D48]*[.D48]+[.D49]*[.D49]+[.D50]*[.D50])" office:value-type="float" office:value="2.34806102758579" calcext:value-type="float">
            <text:p>2.3480610276</text:p>
          </table:table-cell>
          <table:table-cell/>
          <table:table-cell table:style-name="ce3" table:formula="of:=SQRT([.F48]*[.F48]+[.F49]*[.F49]+[.F50]*[.F50])" office:value-type="float" office:value="2.34806102758579" calcext:value-type="float">
            <text:p>2.3480610276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1" calcext:value-type="float">
            <text:p>0.8414698159</text:p>
          </table:table-cell>
          <table:table-cell/>
          <table:table-cell table:style-name="ce3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7.7715611723761E-016" calcext:value-type="float">
            <text:p>-7.77156117237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1469815863152" calcext:value-type="float">
            <text:p>0.841469815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1469815863152" calcext:value-type="float">
            <text:p>-8.41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style-name="ce4" table:formula="of:=[.F33]" office:value-type="float" office:value="866.248499126806" calcext:value-type="float">
            <text:p>866.2484991268</text:p>
          </table:table-cell>
          <table:table-cell/>
          <table:table-cell table:formula="of:=[.M57]/[.O57]" office:value-type="float" office:value="0.999999999999977" calcext:value-type="float">
            <text:p>1</text:p>
          </table:table-cell>
          <table:table-cell table:formula="of:=[.M57]-[.O57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34]" office:value-type="float" office:value="3123.59117749021" calcext:value-type="float">
            <text:p>3123.5911774902</text:p>
          </table:table-cell>
          <table:table-cell/>
          <table:table-cell table:formula="of:=[.M58]/[.O58]" office:value-type="float" office:value="0.999999999999974" calcext:value-type="float">
            <text:p>1</text:p>
          </table:table-cell>
          <table:table-cell table:formula="of:=[.M58]-[.O58]" office:value-type="float" office:value="-0.0000000000800355337560177" calcext:value-type="float">
            <text:p>-8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35]" office:value-type="float" office:value="1244.28852284604" calcext:value-type="float">
            <text:p>1244.288522846</text:p>
          </table:table-cell>
          <table:table-cell/>
          <table:table-cell table:formula="of:=[.M59]/[.O59]" office:value-type="float" office:value="0.999999999999976" calcext:value-type="float">
            <text:p>1</text:p>
          </table:table-cell>
          <table:table-cell table:formula="of:=[.M59]-[.O59]" office:value-type="float" office:value="-0.0000000000300133251585066" calcext:value-type="float">
            <text:p>-3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5" calcext:value-type="float">
            <text:p>0.5858142639</text:p>
          </table:table-cell>
          <table:table-cell/>
          <table:table-cell table:style-name="ce4" table:formula="of:=[.F36]" office:value-type="float" office:value="0.58581426386893" calcext:value-type="float">
            <text:p>0.5858142639</text:p>
          </table:table-cell>
          <table:table-cell/>
          <table:table-cell table:formula="of:=[.M60]/[.O60]" office:value-type="float" office:value="1.00000000000049" calcext:value-type="float">
            <text:p>1</text:p>
          </table:table-cell>
          <table:table-cell table:formula="of:=[.M60]-[.O60]" office:value-type="float" office:value="0.00000000000028510527272374" calcext:value-type="float">
            <text:p>2.85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37]" office:value-type="float" office:value="2.11237799328186" calcext:value-type="float">
            <text:p>2.1123779933</text:p>
          </table:table-cell>
          <table:table-cell/>
          <table:table-cell table:formula="of:=[.M61]/[.O61]" office:value-type="float" office:value="1.00000000000049" calcext:value-type="float">
            <text:p>1</text:p>
          </table:table-cell>
          <table:table-cell table:formula="of:=[.M61]-[.O61]" office:value-type="float" office:value="0.00000000000103028696685215" calcext:value-type="float">
            <text:p>1.03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2" calcext:value-type="float">
            <text:p>0.8414698159</text:p>
          </table:table-cell>
          <table:table-cell/>
          <table:table-cell table:style-name="ce4" table:formula="of:=[.F38]" office:value-type="float" office:value="0.841469815862742" calcext:value-type="float">
            <text:p>0.8414698159</text:p>
          </table:table-cell>
          <table:table-cell/>
          <table:table-cell table:formula="of:=[.M62]/[.O62]" office:value-type="float" office:value="1.00000000000049" calcext:value-type="float">
            <text:p>1</text:p>
          </table:table-cell>
          <table:table-cell table:formula="of:=[.M62]-[.O62]" office:value-type="float" office:value="0.00000000000041000536299407" calcext:value-type="float">
            <text:p>4.1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6.248499126786" calcext:value-type="float">
            <text:p>866.2484991268</text:p>
          </table:table-cell>
          <table:table-cell/>
          <table:table-cell table:style-name="ce4" table:formula="of:=[.F21]" office:value-type="float" office:value="866.248499126772" calcext:value-type="float">
            <text:p>866.2484991268</text:p>
          </table:table-cell>
          <table:table-cell/>
          <table:table-cell table:formula="of:=[.M69]/[.O69]" office:value-type="float" office:value="1.00000000000002" calcext:value-type="float">
            <text:p>1</text:p>
          </table:table-cell>
          <table:table-cell table:formula="of:=[.M69]-[.O69]" office:value-type="float" office:value="0.0000000000139834810397588" calcext:value-type="float">
            <text:p>1.4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3.59117749013" calcext:value-type="float">
            <text:p>3123.5911774901</text:p>
          </table:table-cell>
          <table:table-cell/>
          <table:table-cell table:style-name="ce4" table:formula="of:=[.F22]" office:value-type="float" office:value="3123.59117749008" calcext:value-type="float">
            <text:p>3123.5911774901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500222085975111" calcext:value-type="float">
            <text:p>5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599" calcext:value-type="float">
            <text:p>1244.288522846</text:p>
          </table:table-cell>
          <table:table-cell/>
          <table:table-cell table:formula="of:=[.M71]/[.O71]" office:value-type="float" office:value="1.00000000000002" calcext:value-type="float">
            <text:p>1</text:p>
          </table:table-cell>
          <table:table-cell table:formula="of:=[.M71]-[.O71]" office:value-type="float" office:value="0.0000000000200088834390044" calcext:value-type="float">
            <text:p>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585814263869215" calcext:value-type="float">
            <text:p>0.5858142639</text:p>
          </table:table-cell>
          <table:table-cell/>
          <table:table-cell table:style-name="ce4" table:formula="of:=[.F24]" office:value-type="float" office:value="0.585814263869439" calcext:value-type="float">
            <text:p>0.5858142639</text:p>
          </table:table-cell>
          <table:table-cell/>
          <table:table-cell table:formula="of:=[.M72]/[.O72]" office:value-type="float" office:value="0.999999999999618" calcext:value-type="float">
            <text:p>1</text:p>
          </table:table-cell>
          <table:table-cell table:formula="of:=[.M72]-[.O72]" office:value-type="float" office:value="-0.000000000000223931984066894" calcext:value-type="float">
            <text:p>-2.24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11237799328289" calcext:value-type="float">
            <text:p>2.1123779933</text:p>
          </table:table-cell>
          <table:table-cell/>
          <table:table-cell table:style-name="ce4" table:formula="of:=[.F25]" office:value-type="float" office:value="2.1123779932837" calcext:value-type="float">
            <text:p>2.1123779933</text:p>
          </table:table-cell>
          <table:table-cell/>
          <table:table-cell table:formula="of:=[.M73]/[.O73]" office:value-type="float" office:value="0.999999999999617" calcext:value-type="float">
            <text:p>1</text:p>
          </table:table-cell>
          <table:table-cell table:formula="of:=[.M73]-[.O73]" office:value-type="float" office:value="-0.000000000000810018718766514" calcext:value-type="float">
            <text:p>-8.1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1469815863152" calcext:value-type="float">
            <text:p>0.8414698159</text:p>
          </table:table-cell>
          <table:table-cell/>
          <table:table-cell table:style-name="ce4" table:formula="of:=[.F26]" office:value-type="float" office:value="0.841469815863475" calcext:value-type="float">
            <text:p>0.8414698159</text:p>
          </table:table-cell>
          <table:table-cell/>
          <table:table-cell table:formula="of:=[.M74]/[.O74]" office:value-type="float" office:value="0.999999999999616" calcext:value-type="float">
            <text:p>1</text:p>
          </table:table-cell>
          <table:table-cell table:formula="of:=[.M74]-[.O74]" office:value-type="float" office:value="-0.000000000000322963877863458" calcext:value-type="float">
            <text:p>-3.23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6.248499126786" calcext:value-type="float">
            <text:p>866.2484991268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6.248499126786" calcext:value-type="float">
            <text:p>866.248499126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784" calcext:value-type="float">
            <text:p>866.248499126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6.248499126784" calcext:value-type="float">
            <text:p>-8.6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3.59117749014" calcext:value-type="float">
            <text:p>3123.5911774901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3.59117749014" calcext:value-type="float">
            <text:p>3123.59117749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9013" calcext:value-type="float">
            <text:p>3123.5911774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3.59117749013" calcext:value-type="float">
            <text:p>-3.1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28852284601" calcext:value-type="float">
            <text:p>1244.288522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601" calcext:value-type="float">
            <text:p>1244.28852284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28852284601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585814263869215" calcext:value-type="float">
            <text:p>0.5858142639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585814263869215" calcext:value-type="float">
            <text:p>0.58581426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69241" calcext:value-type="float">
            <text:p>0.58581426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585814263869241" calcext:value-type="float">
            <text:p>-5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11237799328289" calcext:value-type="float">
            <text:p>2.112377993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11237799328289" calcext:value-type="float">
            <text:p>2.11237799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8299" calcext:value-type="float">
            <text:p>2.11237799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11237799328299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1469815863152" calcext:value-type="float">
            <text:p>0.8414698159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1469815863152" calcext:value-type="float">
            <text:p>0.841469815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3189" calcext:value-type="float">
            <text:p>0.841469815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1469815863189" calcext:value-type="float">
            <text:p>-8.4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84" calcext:value-type="float">
            <text:p>866.24849912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181898940354586" calcext:value-type="float">
            <text:p>1.8189894035458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79" calcext:value-type="float">
            <text:p>866.248499126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6.24849912679" calcext:value-type="float">
            <text:p>-8.66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3123.59117749013" calcext:value-type="float">
            <text:p>3123.5911774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63664629124105" calcext:value-type="float">
            <text:p>6.3664629124105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14" calcext:value-type="float">
            <text:p>3123.591177490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3.59117749014" calcext:value-type="float">
            <text:p>-3.1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318323145620525" calcext:value-type="float">
            <text:p>3.1832314562052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01" calcext:value-type="float">
            <text:p>1244.28852284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5" calcext:value-type="float">
            <text:p>0.5858142639</text:p>
          </table:table-cell>
          <table:table-cell/>
          <table:table-cell table:style-name="ce3" office:value-type="float" office:value="0.585814263869241" calcext:value-type="float">
            <text:p>0.5858142639</text:p>
          </table:table-cell>
          <table:table-cell/>
          <table:table-cell table:style-name="ce3" office:value-type="float" office:value="0.999999999999955" calcext:value-type="float">
            <text:p>1</text:p>
          </table:table-cell>
          <table:table-cell table:style-name="ce3" office:value-type="float" office:value="-0.0000000000000263122856836162" calcext:value-type="float">
            <text:p>-2.63122856836162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917" calcext:value-type="float">
            <text:p>0.585814263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58581426386917" calcext:value-type="float">
            <text:p>-5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99" calcext:value-type="float">
            <text:p>2.1123779933</text:p>
          </table:table-cell>
          <table:table-cell/>
          <table:table-cell table:style-name="ce3" office:value-type="float" office:value="0.999999999999955" calcext:value-type="float">
            <text:p>1</text:p>
          </table:table-cell>
          <table:table-cell table:style-name="ce3" office:value-type="float" office:value="-0.0000000000000950350909079134" calcext:value-type="float">
            <text:p>-9.5035090907913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8273" calcext:value-type="float">
            <text:p>2.112377993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11237799328273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3189" calcext:value-type="float">
            <text:p>0.8414698159</text:p>
          </table:table-cell>
          <table:table-cell/>
          <table:table-cell table:style-name="ce3" office:value-type="float" office:value="0.999999999999956" calcext:value-type="float">
            <text:p>1</text:p>
          </table:table-cell>
          <table:table-cell table:style-name="ce3" office:value-type="float" office:value="-0.0000000000000374145159298678" calcext:value-type="float">
            <text:p>-3.74145159298678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3084" calcext:value-type="float">
            <text:p>0.841469815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1469815863084" calcext:value-type="float">
            <text:p>-8.4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" calcext:value-type="float">
            <text:p>3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 office:value-type="float" office:value="866.24849912679" calcext:value-type="float">
            <text:p>866.2484991268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454747350886464" calcext:value-type="float">
            <text:p>-4.54747350886464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6.24849912679" calcext:value-type="float">
            <text:p>866.2484991268</text:p>
          </table:table-cell>
          <table:table-cell/>
          <table:table-cell table:style-name="ce4" table:formula="of:=[.F21]" office:value-type="float" office:value="866.248499126784" calcext:value-type="float">
            <text:p>866.2484991268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591171556152403" calcext:value-type="float">
            <text:p>5.91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3123.59117749014" calcext:value-type="float">
            <text:p>3123.5911774901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954969436861575" calcext:value-type="float">
            <text:p>-9.54969436861575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3.59117749014" calcext:value-type="float">
            <text:p>3123.5911774901</text:p>
          </table:table-cell>
          <table:table-cell/>
          <table:table-cell table:style-name="ce4" table:formula="of:=[.F22]" office:value-type="float" office:value="3123.59117749013" calcext:value-type="float">
            <text:p>3123.5911774901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1244.28852284601" calcext:value-type="float">
            <text:p>1244.28852284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59161572810262" calcext:value-type="float">
            <text:p>-1.5916157281026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28852284601" calcext:value-type="float">
            <text:p>1244.288522846</text:p>
          </table:table-cell>
          <table:table-cell/>
          <table:table-cell table:style-name="ce4" table:formula="of:=[.F23]" office:value-type="float" office:value="1244.28852284601" calcext:value-type="float">
            <text:p>1244.288522846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5" calcext:value-type="float">
            <text:p>0.5858142639</text:p>
          </table:table-cell>
          <table:table-cell/>
          <table:table-cell table:style-name="ce3" office:value-type="float" office:value="0.58581426386917" calcext:value-type="float">
            <text:p>0.5858142639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0450750547997814" calcext:value-type="float">
            <text:p>4.50750547997814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58581426386917" calcext:value-type="float">
            <text:p>0.5858142639</text:p>
          </table:table-cell>
          <table:table-cell/>
          <table:table-cell table:style-name="ce4" table:formula="of:=[.F24]" office:value-type="float" office:value="0.585814263869241" calcext:value-type="float">
            <text:p>0.5858142639</text:p>
          </table:table-cell>
          <table:table-cell/>
          <table:table-cell table:formula="of:=[.M36]/[.O36]" office:value-type="float" office:value="0.999999999999879" calcext:value-type="float">
            <text:p>1</text:p>
          </table:table-cell>
          <table:table-cell table:formula="of:=[.M36]-[.O36]" office:value-type="float" office:value="-0.00000000000007105427357601" calcext:value-type="float">
            <text:p>-7.11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 office:value-type="float" office:value="2.11237799328273" calcext:value-type="float">
            <text:p>2.1123779933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162536650805123" calcext:value-type="float">
            <text:p>1.6253665080512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11237799328273" calcext:value-type="float">
            <text:p>2.1123779933</text:p>
          </table:table-cell>
          <table:table-cell/>
          <table:table-cell table:style-name="ce4" table:formula="of:=[.F25]" office:value-type="float" office:value="2.11237799328299" calcext:value-type="float">
            <text:p>2.1123779933</text:p>
          </table:table-cell>
          <table:table-cell/>
          <table:table-cell table:formula="of:=[.M37]/[.O37]" office:value-type="float" office:value="0.999999999999877" calcext:value-type="float">
            <text:p>1</text:p>
          </table:table-cell>
          <table:table-cell table:formula="of:=[.M37]-[.O37]" office:value-type="float" office:value="-0.000000000000260236276972137" calcext:value-type="float">
            <text:p>-2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 office:value-type="float" office:value="0.841469815863084" calcext:value-type="float">
            <text:p>0.8414698159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0000672795152922845" calcext:value-type="float">
            <text:p>6.72795152922845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1469815863084" calcext:value-type="float">
            <text:p>0.8414698159</text:p>
          </table:table-cell>
          <table:table-cell/>
          <table:table-cell table:style-name="ce4" table:formula="of:=[.F26]" office:value-type="float" office:value="0.841469815863189" calcext:value-type="float">
            <text:p>0.8414698159</text:p>
          </table:table-cell>
          <table:table-cell/>
          <table:table-cell table:formula="of:=[.M38]/[.O38]" office:value-type="float" office:value="0.999999999999875" calcext:value-type="float">
            <text:p>1</text:p>
          </table:table-cell>
          <table:table-cell table:formula="of:=[.M38]-[.O38]" office:value-type="float" office:value="-0.000000000000104916075827077" calcext:value-type="float">
            <text:p>-1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6.248499126786" calcext:value-type="float">
            <text:p>866.24849912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3.59117749014" calcext:value-type="float">
            <text:p>3123.59117749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28852284601" calcext:value-type="float">
            <text:p>1244.2885228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585814263869215" calcext:value-type="float">
            <text:p>0.585814263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11237799328289" calcext:value-type="float">
            <text:p>2.11237799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1469815863152" calcext:value-type="float">
            <text:p>0.84146981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6.24849912679" calcext:value-type="float">
            <text:p>866.2484991268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66.24849912679" calcext:value-type="float">
            <text:p>-8.6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3.59117749014" calcext:value-type="float">
            <text:p>3123.591177490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3.59117749014" calcext:value-type="float">
            <text:p>-3.1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28852284601" calcext:value-type="float">
            <text:p>1244.288522846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58581426386917" calcext:value-type="float">
            <text:p>0.585814263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58581426386917" calcext:value-type="float">
            <text:p>-5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11237799328273" calcext:value-type="float">
            <text:p>2.112377993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11237799328273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1469815863084" calcext:value-type="float">
            <text:p>0.8414698159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1469815863084" calcext:value-type="float">
            <text:p>-8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6.248499126784" calcext:value-type="float">
            <text:p>866.248499126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66.248499126784" calcext:value-type="float">
            <text:p>-8.66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3.59117749013" calcext:value-type="float">
            <text:p>3123.59117749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3.59117749013" calcext:value-type="float">
            <text:p>-3.1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28852284601" calcext:value-type="float">
            <text:p>1244.28852284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28852284601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585814263869241" calcext:value-type="float">
            <text:p>0.585814263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585814263869241" calcext:value-type="float">
            <text:p>-5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11237799328299" calcext:value-type="float">
            <text:p>2.112377993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11237799328299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1469815863189" calcext:value-type="float">
            <text:p>0.841469815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1469815863189" calcext:value-type="float">
            <text:p>-8.4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6T10:45:41.687984493</dc:date>
    <dc:creator>Stacha Petrovic</dc:creator>
    <meta:editing-duration>P32DT12H54M4S</meta:editing-duration>
    <meta:editing-cycles>906</meta:editing-cycles>
    <meta:document-statistic meta:table-count="8" meta:cell-count="3289" meta:object-count="0"/>
    <meta:user-defined meta:name="qrichtext">1</meta:user-defined>
  </office:meta>
</office:document-meta>
</file>